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1.0161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0.3165in"/>
    </style:style>
    <style:style style:name="co10" style:family="table-column">
      <style:table-column-properties fo:break-before="auto" style:column-width="0.3602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5807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3929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0.428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1.0945in"/>
    </style:style>
    <style:style style:name="co19" style:family="table-column">
      <style:table-column-properties fo:break-before="auto" style:column-width="0.338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1752in"/>
    </style:style>
    <style:style style:name="co22" style:family="table-column">
      <style:table-column-properties fo:break-before="auto" style:column-width="0.8827in"/>
    </style:style>
    <style:style style:name="co23" style:family="table-column">
      <style:table-column-properties fo:break-before="auto" style:column-width="0.9307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0307in"/>
    </style:style>
    <style:style style:name="co26" style:family="table-column">
      <style:table-column-properties fo:break-before="auto" style:column-width="1.4146in"/>
    </style:style>
    <style:style style:name="co27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2575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US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9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60"/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7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32"/>
        </table:table-row>
        <table:table-row table:style-name="ro2">
          <table:table-cell office:value-type="string" calcext:value-type="string">
            <text:p>Overlap=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3">
          <table:table-cell office:value-type="string" calcext:value-type="string">
            <text:p>Classe</text:p>
          </table:table-cell>
          <table:table-cell/>
          <table:table-cell office:value-type="string" calcext:value-type="string">
            <text:p>Neighbors</text:p>
          </table:table-cell>
          <table:table-cell office:value-type="string" calcext:value-type="string" table:number-columns-spanned="3" table:number-rows-spanned="1">
            <text:p>Domain size</text:p>
          </table:table-cell>
          <table:covered-table-cell table:number-columns-repeated="2"/>
          <table:table-cell office:value-type="string" calcext:value-type="string">
            <text:p>Total domain size</text:p>
          </table:table-cell>
          <table:table-cell office:value-type="string" calcext:value-type="string" table:number-columns-spanned="3" table:number-rows-spanned="1">
            <text:p>Inner domain</text:p>
          </table:table-cell>
          <table:covered-table-cell table:number-columns-repeated="2"/>
          <table:table-cell office:value-type="string" calcext:value-type="string">
            <text:p>Total inner size</text:p>
          </table:table-cell>
          <table:table-cell office:value-type="string" calcext:value-type="string">
            <text:p>overlap size</text:p>
          </table:table-cell>
          <table:table-cell office:value-type="string" calcext:value-type="string">
            <text:p>comm multiplier</text:p>
          </table:table-cell>
          <table:table-cell office:value-type="string" calcext:value-type="string">
            <text:p>Total comms per subdoma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9" calcext:value-type="float">
            <text:p>29</text:p>
          </table:table-cell>
          <table:table-cell table:formula="of:=[.D5]*[.E5]*[.F5]" office:value-type="float" office:value="24389" calcext:value-type="float">
            <text:p>24389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[.H5]*[.I5]*[.J5]" office:value-type="float" office:value="15625" calcext:value-type="float">
            <text:p>15625</text:p>
          </table:table-cell>
          <table:table-cell table:formula="of:=[.D2]*[.I5]*[.J5]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M5]*[.L5]*[.C5]" office:value-type="float" office:value="7500" calcext:value-type="float">
            <text:p>7500</text:p>
          </table:table-cell>
          <table:table-cell table:formula="of:=[.N5]*[.B5]" office:value-type="float" office:value="60000" calcext:value-type="float">
            <text:p>6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[.D6]*[.E6]*[.F6]" office:value-type="float" office:value="27753" calcext:value-type="float">
            <text:p>27753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[.H6]*[.I6]*[.J6]" office:value-type="float" office:value="15625" calcext:value-type="float">
            <text:p>15625</text:p>
          </table:table-cell>
          <table:table-cell table:formula="of:=[.D2]*[.I6]*[.J6]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M6]*[.L6]*[.C6]" office:value-type="float" office:value="10000" calcext:value-type="float">
            <text:p>10000</text:p>
          </table:table-cell>
          <table:table-cell table:formula="of:=[.N6]*[.B6]" office:value-type="float" office:value="240000" calcext:value-type="float">
            <text:p>24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D7]*[.E7]*[.F7]" office:value-type="float" office:value="31581" calcext:value-type="float">
            <text:p>31581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[.H7]*[.I7]*[.J7]" office:value-type="float" office:value="15625" calcext:value-type="float">
            <text:p>15625</text:p>
          </table:table-cell>
          <table:table-cell table:formula="of:=[.D2]*[.I7]*[.J7]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M7]*[.L7]*[.C7]" office:value-type="float" office:value="12500" calcext:value-type="float">
            <text:p>12500</text:p>
          </table:table-cell>
          <table:table-cell table:formula="of:=[.N7]*[.B7]" office:value-type="float" office:value="300000" calcext:value-type="float">
            <text:p>30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[.D8]*[.E8]*[.F8]" office:value-type="float" office:value="35937" calcext:value-type="float">
            <text:p>35937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[.H8]*[.I8]*[.J8]" office:value-type="float" office:value="15625" calcext:value-type="float">
            <text:p>15625</text:p>
          </table:table-cell>
          <table:table-cell table:formula="of:=[.D2]*[.I8]*[.J8]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M8]*[.L8]*[.C8]" office:value-type="float" office:value="15000" calcext:value-type="float">
            <text:p>15000</text:p>
          </table:table-cell>
          <table:table-cell table:formula="of:=[.N8]*[.B8]" office:value-type="float" office:value="120000" calcext:value-type="float">
            <text:p>120000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1">
          <table:table-cell table:number-columns-repeated="32"/>
        </table:table-row>
        <table:table-row table:style-name="ro2">
          <table:table-cell office:value-type="string" calcext:value-type="string">
            <text:p>Classe</text:p>
          </table:table-cell>
          <table:table-cell/>
          <table:table-cell office:value-type="string" calcext:value-type="string">
            <text:p>Neighbors</text:p>
          </table:table-cell>
          <table:table-cell office:value-type="string" calcext:value-type="string" table:number-columns-spanned="3" table:number-rows-spanned="1">
            <text:p>Domain size</text:p>
          </table:table-cell>
          <table:covered-table-cell table:number-columns-repeated="2"/>
          <table:table-cell office:value-type="string" calcext:value-type="string">
            <text:p>Total domain size</text:p>
          </table:table-cell>
          <table:table-cell office:value-type="string" calcext:value-type="string" table:number-columns-spanned="3" table:number-rows-spanned="1">
            <text:p>Inner domain</text:p>
          </table:table-cell>
          <table:covered-table-cell table:number-columns-repeated="2"/>
          <table:table-cell office:value-type="string" calcext:value-type="string">
            <text:p>Total inner size</text:p>
          </table:table-cell>
          <table:table-cell office:value-type="string" calcext:value-type="string">
            <text:p>overlap size</text:p>
          </table:table-cell>
          <table:table-cell office:value-type="string" calcext:value-type="string">
            <text:p>comm multiplier</text:p>
          </table:table-cell>
          <table:table-cell office:value-type="string" calcext:value-type="string">
            <text:p>Total comms per subdoma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1" calcext:value-type="float">
            <text:p>31</text:p>
          </table:table-cell>
          <table:table-cell table:formula="of:=[.D12]*[.E12]*[.F12]" office:value-type="float" office:value="29791" calcext:value-type="float">
            <text:p>29791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[.H12]*[.I12]*[.J12]" office:value-type="float" office:value="19683" calcext:value-type="float">
            <text:p>19683</text:p>
          </table:table-cell>
          <table:table-cell table:formula="of:=[.D2]*[.I12]*[.J12]" office:value-type="float" office:value="2916" calcext:value-type="float">
            <text:p>2916</text:p>
          </table:table-cell>
          <table:table-cell office:value-type="float" office:value="1" calcext:value-type="float">
            <text:p>1</text:p>
          </table:table-cell>
          <table:table-cell table:formula="of:=[.M12]*[.L12]*[.C12]" office:value-type="float" office:value="8748" calcext:value-type="float">
            <text:p>8748</text:p>
          </table:table-cell>
          <table:table-cell table:formula="of:=[.N12]*[.B12]" office:value-type="float" office:value="69984" calcext:value-type="float">
            <text:p>69984</text:p>
          </table:table-cell>
          <table:table-cell table:number-columns-repeated="2"/>
          <table:table-cell table:formula="of:=[.L25]*[.M25]*[.N25]*[.J25]" office:value-type="float" office:value="8305920" calcext:value-type="float">
            <text:p>83059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1" calcext:value-type="float">
            <text:p>31</text:p>
          </table:table-cell>
          <table:table-cell table:formula="of:=[.D13]*[.E13]*[.F13]" office:value-type="float" office:value="29791" calcext:value-type="float">
            <text:p>2979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H13]*[.I13]*[.J13]" office:value-type="float" office:value="16767" calcext:value-type="float">
            <text:p>16767</text:p>
          </table:table-cell>
          <table:table-cell table:formula="of:=[.D2]*[.I13]*[.H13]" office:value-type="float" office:value="2484" calcext:value-type="float">
            <text:p>2484</text:p>
          </table:table-cell>
          <table:table-cell office:value-type="float" office:value="1" calcext:value-type="float">
            <text:p>1</text:p>
          </table:table-cell>
          <table:table-cell table:formula="of:=[.M13]*[.L13]*[.C13]" office:value-type="float" office:value="9936" calcext:value-type="float">
            <text:p>9936</text:p>
          </table:table-cell>
          <table:table-cell table:formula="of:=[.N13]*[.B13]" office:value-type="float" office:value="238464" calcext:value-type="float">
            <text:p>238464</text:p>
          </table:table-cell>
          <table:table-cell table:number-columns-repeated="2"/>
          <table:table-cell table:formula="of:=[.L26]*[.M26]*[.N26]*[.J26]" office:value-type="float" office:value="5695488" calcext:value-type="float">
            <text:p>56954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1" calcext:value-type="float">
            <text:p>31</text:p>
          </table:table-cell>
          <table:table-cell table:formula="of:=[.D14]*[.E14]*[.F14]" office:value-type="float" office:value="29791" calcext:value-type="float">
            <text:p>2979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[.H14]*[.I14]*[.J14]" office:value-type="float" office:value="14283" calcext:value-type="float">
            <text:p>14283</text:p>
          </table:table-cell>
          <table:table-cell table:formula="of:=[.D2]*[.I14]*[.J14]" office:value-type="float" office:value="2484" calcext:value-type="float">
            <text:p>2484</text:p>
          </table:table-cell>
          <table:table-cell office:value-type="float" office:value="1" calcext:value-type="float">
            <text:p>1</text:p>
          </table:table-cell>
          <table:table-cell table:formula="of:=[.M14]*[.L14]*[.C14]" office:value-type="float" office:value="12420" calcext:value-type="float">
            <text:p>12420</text:p>
          </table:table-cell>
          <table:table-cell table:formula="of:=[.N14]*[.B14]" office:value-type="float" office:value="298080" calcext:value-type="float">
            <text:p>298080</text:p>
          </table:table-cell>
          <table:table-cell table:number-columns-repeated="2"/>
          <table:table-cell table:formula="of:=[.L27]*[.M27]*[.N27]*[.J27]" office:value-type="float" office:value="2933280" calcext:value-type="float">
            <text:p>29332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1" calcext:value-type="float">
            <text:p>31</text:p>
          </table:table-cell>
          <table:table-cell table:formula="of:=[.D15]*[.E15]*[.F15]" office:value-type="float" office:value="29791" calcext:value-type="float">
            <text:p>29791</text:p>
          </table:table-cell>
          <table:table-cell table:number-columns-repeated="3" office:value-type="float" office:value="23" calcext:value-type="float">
            <text:p>23</text:p>
          </table:table-cell>
          <table:table-cell table:formula="of:=[.H15]*[.I15]*[.J15]" office:value-type="float" office:value="12167" calcext:value-type="float">
            <text:p>12167</text:p>
          </table:table-cell>
          <table:table-cell table:formula="of:=[.D2]*[.I15]*[.J15]"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  <table:table-cell table:formula="of:=[.M15]*[.L15]*[.C15]" office:value-type="float" office:value="12696" calcext:value-type="float">
            <text:p>12696</text:p>
          </table:table-cell>
          <table:table-cell table:formula="of:=[.N15]*[.B15]" office:value-type="float" office:value="101568" calcext:value-type="float">
            <text:p>101568</text:p>
          </table:table-cell>
          <table:table-cell table:number-columns-repeated="2"/>
          <table:table-cell table:formula="of:=[.L28]*[.M28]*[.N28]*[.J28]" office:value-type="float" office:value="5363712" calcext:value-type="float">
            <text:p>5363712</text:p>
          </table:table-cell>
          <table:table-cell table:number-columns-repeated="14"/>
        </table:table-row>
        <table:table-row table:style-name="ro1">
          <table:table-cell table:number-columns-repeated="17"/>
          <table:table-cell table:formula="of:=[.L29]*[.M29]*[.N29]*[.J29]" office:value-type="float" office:value="7822080" calcext:value-type="float">
            <text:p>7822080</text:p>
          </table:table-cell>
          <table:table-cell table:number-columns-repeated="3"/>
          <table:table-cell office:value-type="string" calcext:value-type="string">
            <text:p>-x</text:p>
          </table:table-cell>
          <table:table-cell office:value-type="string" calcext:value-type="string">
            <text:p>+x</text:p>
          </table:table-cell>
          <table:table-cell table:number-columns-repeated="9"/>
        </table:table-row>
        <table:table-row table:style-name="ro1">
          <table:table-cell table:number-columns-repeated="17"/>
          <table:table-cell table:formula="of:=[.L30]*[.M30]*[.N30]*[.J30]" office:value-type="float" office:value="15187968" calcext:value-type="float">
            <text:p>15187968</text:p>
          </table:table-cell>
          <table:table-cell table:number-columns-repeated="14"/>
        </table:table-row>
        <table:table-row table:style-name="ro1">
          <table:table-cell table:number-columns-repeated="17"/>
          <table:table-cell table:formula="of:=[.L31]*[.M31]*[.N31]*[.J31]" office:value-type="float" office:value="14303232" calcext:value-type="float">
            <text:p>143032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X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FLOOR(([.B19]+([.B25]-1)*(2*[.B22]))/[.B25];1)" office:value-type="float" office:value="60" calcext:value-type="float">
            <text:p>60</text:p>
          </table:table-cell>
          <table:table-cell table:number-columns-repeated="13"/>
          <table:table-cell table:formula="of:=[.L32]*[.M32]*[.N32]*[.J32]" office:value-type="float" office:value="3114720" calcext:value-type="float">
            <text:p>31147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FLOOR(([.B20]+([.B26]-1)*(2*[.B23]))/[.B26];1)" office:value-type="float" office:value="76" calcext:value-type="float">
            <text:p>76</text:p>
          </table:table-cell>
          <table:table-cell table:number-columns-repeated="17"/>
          <table:table-cell table:formula="of:=[.R34]/[.R21]" office:value-type="float" office:value="0.272121212121212" calcext:value-type="float">
            <text:p>0.27212121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FLOOR(([.B21]+([.B27]-1)*(2*[.B24]))/[.B27];1)" office:value-type="float" office:value="109" calcext:value-type="float">
            <text:p>109</text:p>
          </table:table-cell>
          <table:table-cell table:number-columns-repeated="13"/>
          <table:table-cell table:formula="of:=SUM([.R12:.R20])" office:value-type="float" office:value="62726400" calcext:value-type="float">
            <text:p>62726400</text:p>
          </table:table-cell>
          <table:table-cell table:number-columns-repeated="6"/>
          <table:table-cell table:formula="of:=[.D19]*[.D20]*[.D21]" office:value-type="float" office:value="497040" calcext:value-type="float">
            <text:p>497040</text:p>
          </table:table-cell>
          <table:table-cell table:number-columns-repeated="3"/>
          <table:table-cell table:formula="of:=[.AB32]" office:value-type="float" office:value="99312" calcext:value-type="float">
            <text:p>99312</text:p>
          </table:table-cell>
          <table:table-cell/>
          <table:table-cell table:formula="of:=[.D19]*[.D20]*[.D21]" office:value-type="float" office:value="497040" calcext:value-type="float">
            <text:p>497040</text:p>
          </table:table-cell>
          <table:table-cell/>
        </table:table-row>
        <table:table-row table:style-name="ro1">
          <table:table-cell office:value-type="string" calcext:value-type="string">
            <text:p>OVERX</text:p>
          </table:table-cell>
          <table:table-cell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VERY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 table:number-columns-spanned="3" table:number-rows-spanned="1">
            <text:p>Inner siz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OR size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Nb neighbor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m size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Total comms</text:p>
          </table:table-cell>
          <table:table-cell office:value-type="string" calcext:value-type="string">
            <text:p>Comm overhead</text:p>
          </table:table-cell>
          <table:table-cell/>
          <table:table-cell office:value-type="string" calcext:value-type="string">
            <text:p>Comp overhead</text:p>
          </table:table-cell>
          <table:table-cell office:value-type="string" calcext:value-type="string">
            <text:p>Border comp</text:p>
          </table:table-cell>
        </table:table-row>
        <table:table-row table:style-name="ro1">
          <table:table-cell office:value-type="string" calcext:value-type="string">
            <text:p>OVERZ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-</text:p>
          </table:table-cell>
          <table:table-cell office:value-type="string" calcext:value-type="string">
            <text:p>X+</text:p>
          </table:table-cell>
          <table:table-cell office:value-type="string" calcext:value-type="string">
            <text:p>Y-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ROC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9]" office:value-type="float" office:value="60" calcext:value-type="float">
            <text:p>60</text:p>
          </table:table-cell>
          <table:table-cell table:formula="of:=[.D20]" office:value-type="float" office:value="76" calcext:value-type="float">
            <text:p>76</text:p>
          </table:table-cell>
          <table:table-cell table:formula="of:=[.D21]" office:value-type="float" office:value="109" calcext:value-type="float">
            <text:p>109</text:p>
          </table:table-cell>
          <table:table-cell table:formula="of:=2*[.L32]+([.B25]-2)*[.L25]" office:value-type="float" office:value="396" calcext:value-type="float">
            <text:p>396</text:p>
          </table:table-cell>
          <table:table-cell table:style-name="ce2" table:formula="of:=IF(AND([.L32]=[.L26];[.L32]=[.L27];[.L32]=[.L28]))" office:value-type="boolean" office:boolean-value="true" calcext:value-type="boolean">
            <text:p>TRUE</text:p>
          </table:table-cell>
          <table:table-cell/>
          <table:table-cell table:formula="of:=([.B25]-2)*4"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table:formula="of:=[.D19]-2*[.B22]" office:value-type="float" office:value="48" calcext:value-type="float">
            <text:p>48</text:p>
          </table:table-cell>
          <table:table-cell table:formula="of:=[.D20]-[.B23]" office:value-type="float" office:value="70" calcext:value-type="float">
            <text:p>70</text:p>
          </table:table-cell>
          <table:table-cell table:formula="of:=[.D21]-[.B24]" office:value-type="float" office:value="103" calcext:value-type="float">
            <text:p>103</text:p>
          </table:table-cell>
          <table:table-cell table:formula="of:=[.B22]*[.M25]*[.N25]" office:value-type="float" office:value="43260" calcext:value-type="float">
            <text:p>43260</text:p>
          </table:table-cell>
          <table:table-cell table:formula="of:=[.B23]*[.L25]*[.N25]" office:value-type="float" office:value="29664" calcext:value-type="float">
            <text:p>29664</text:p>
          </table:table-cell>
          <table:table-cell table:formula="of:=[.B24]*[.L25]*[.M25]" office:value-type="float" office:value="20160" calcext:value-type="float">
            <text:p>20160</text:p>
          </table:table-cell>
          <table:table-cell table:formula="of:=([.O25]+[.P25]+[.Q25])*[.J25]" office:value-type="float" office:value="2234016" calcext:value-type="float">
            <text:p>22340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O25]" office:value-type="float" office:value="43260" calcext:value-type="float">
            <text:p>43260</text:p>
          </table:table-cell>
          <table:table-cell table:formula="of:=[.O25]" office:value-type="float" office:value="43260" calcext:value-type="float">
            <text:p>43260</text:p>
          </table:table-cell>
          <table:table-cell table:formula="of:=[.T25]*[.P25]" office:value-type="float" office:value="29664" calcext:value-type="float">
            <text:p>29664</text:p>
          </table:table-cell>
          <table:table-cell table:formula="of:=[.U25]*[.Q25]" office:value-type="float" office:value="20160" calcext:value-type="float">
            <text:p>20160</text:p>
          </table:table-cell>
          <table:table-cell table:number-columns-repeated="2"/>
          <table:table-cell table:formula="of:=SUM([.W25:.Y25])" office:value-type="float" office:value="93084" calcext:value-type="float">
            <text:p>93084</text:p>
          </table:table-cell>
          <table:table-cell table:style-name="ce3" table:formula="of:=([.AB25]/[.AC21])-1" office:value-type="percentage" office:value="-0.0627114548090865" calcext:value-type="percentage">
            <text:p>-6.27%</text:p>
          </table:table-cell>
          <table:table-cell table:formula="of:=[.AB25]-[.AC21]" office:value-type="float" office:value="-6228" calcext:value-type="float">
            <text:p>-6228</text:p>
          </table:table-cell>
          <table:table-cell table:style-name="ce3" table:formula="of:=([.D25]*[.E25]*[.F25]/[.AE21])-1" office:value-type="percentage" office:value="0" calcext:value-type="percentage">
            <text:p>0.00%</text:p>
          </table:table-cell>
          <table:table-cell table:style-name="ce4"/>
        </table:table-row>
        <table:table-row table:style-name="ro1">
          <table:table-cell office:value-type="string" calcext:value-type="string">
            <text:p>NPROCY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]" office:value-type="float" office:value="60" calcext:value-type="float">
            <text:p>60</text:p>
          </table:table-cell>
          <table:table-cell table:formula="of:=[.D20]" office:value-type="float" office:value="76" calcext:value-type="float">
            <text:p>76</text:p>
          </table:table-cell>
          <table:table-cell table:formula="of:=[.D21]" office:value-type="float" office:value="109" calcext:value-type="float">
            <text:p>109</text:p>
          </table:table-cell>
          <table:table-cell table:formula="of:=2*[.L26]+([.B26]-2)*[.L30]" office:value-type="float" office:value="300" calcext:value-type="float">
            <text:p>300</text:p>
          </table:table-cell>
          <table:table-cell table:style-name="ce2" table:formula="of:=IF(AND([.M32]=[.M25];[.M32]=[.M27];[.M32]=[.M29]))" office:value-type="boolean" office:boolean-value="true" calcext:value-type="boolean">
            <text:p>TRUE</text:p>
          </table:table-cell>
          <table:table-cell/>
          <table:table-cell table:formula="of:=([.B26]-2)*4"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table:formula="of:=[.D19]-[.B22]" office:value-type="float" office:value="54" calcext:value-type="float">
            <text:p>54</text:p>
          </table:table-cell>
          <table:table-cell table:formula="of:=[.D20]-2*[.B23]" office:value-type="float" office:value="64" calcext:value-type="float">
            <text:p>64</text:p>
          </table:table-cell>
          <table:table-cell table:formula="of:=[.D21]-[.B24]" office:value-type="float" office:value="103" calcext:value-type="float">
            <text:p>103</text:p>
          </table:table-cell>
          <table:table-cell table:formula="of:=[.B22]*[.M26]*[.N26]" office:value-type="float" office:value="39552" calcext:value-type="float">
            <text:p>39552</text:p>
          </table:table-cell>
          <table:table-cell table:formula="of:=[.B23]*[.L26]*[.N26]" office:value-type="float" office:value="33372" calcext:value-type="float">
            <text:p>33372</text:p>
          </table:table-cell>
          <table:table-cell table:formula="of:=[.B24]*[.L26]*[.M26]" office:value-type="float" office:value="20736" calcext:value-type="float">
            <text:p>20736</text:p>
          </table:table-cell>
          <table:table-cell table:formula="of:=([.O26]+[.P26]+[.Q26])*[.J26]" office:value-type="float" office:value="1498560" calcext:value-type="float">
            <text:p>1498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[.S26]*[.O26]" office:value-type="float" office:value="39552" calcext:value-type="float">
            <text:p>39552</text:p>
          </table:table-cell>
          <table:table-cell table:formula="of:=[.T26]*[.P26]" office:value-type="float" office:value="66744" calcext:value-type="float">
            <text:p>66744</text:p>
          </table:table-cell>
          <table:table-cell table:formula="of:=[.U26]*[.Q26]" office:value-type="float" office:value="20736" calcext:value-type="float">
            <text:p>20736</text:p>
          </table:table-cell>
          <table:table-cell table:number-columns-repeated="2"/>
          <table:table-cell table:formula="of:=SUM([.W26:.Y26])" office:value-type="float" office:value="127032" calcext:value-type="float">
            <text:p>127032</text:p>
          </table:table-cell>
          <table:table-cell table:style-name="ce3" table:formula="of:=([.AB26]/[.AC21])-1" office:value-type="percentage" office:value="0.2791203479942" calcext:value-type="percentage">
            <text:p>27.91%</text:p>
          </table:table-cell>
          <table:table-cell table:formula="of:=[.AB26]-[.AC21]" office:value-type="float" office:value="27720" calcext:value-type="float">
            <text:p>27720</text:p>
          </table:table-cell>
          <table:table-cell table:style-name="ce3" table:formula="of:=([.D26]*[.E26]*[.F26]/[.AE21])-1" office:value-type="percentage" office:value="0" calcext:value-type="percentage">
            <text:p>0.00%</text:p>
          </table:table-cell>
          <table:table-cell table:style-name="ce4"/>
        </table:table-row>
        <table:table-row table:style-name="ro1">
          <table:table-cell office:value-type="string" calcext:value-type="string">
            <text:p>NPROCZ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9]" office:value-type="float" office:value="60" calcext:value-type="float">
            <text:p>60</text:p>
          </table:table-cell>
          <table:table-cell table:formula="of:=[.D20]" office:value-type="float" office:value="76" calcext:value-type="float">
            <text:p>76</text:p>
          </table:table-cell>
          <table:table-cell table:formula="of:=[.D21]" office:value-type="float" office:value="109" calcext:value-type="float">
            <text:p>109</text:p>
          </table:table-cell>
          <table:table-cell table:formula="of:=[.L28]*2+([.B25]-2)*[.L31]" office:value-type="float" office:value="396" calcext:value-type="float">
            <text:p>396</text:p>
          </table:table-cell>
          <table:table-cell table:style-name="ce2" table:formula="of:=IF(AND([.N32]=[.N25];[.N32]=[.N26];[.N32]=[.N30]))" office:value-type="boolean" office:boolean-value="true" calcext:value-type="boolean">
            <text:p>TRUE</text:p>
          </table:table-cell>
          <table:table-cell/>
          <table:table-cell table:formula="of:=([.B27]-2)*4"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table:formula="of:=[.D19]-[.B22]" office:value-type="float" office:value="54" calcext:value-type="float">
            <text:p>54</text:p>
          </table:table-cell>
          <table:table-cell table:formula="of:=[.D20]-[.B23]" office:value-type="float" office:value="70" calcext:value-type="float">
            <text:p>70</text:p>
          </table:table-cell>
          <table:table-cell table:formula="of:=[.D21]-2*[.B24]" office:value-type="float" office:value="97" calcext:value-type="float">
            <text:p>97</text:p>
          </table:table-cell>
          <table:table-cell table:formula="of:=[.B22]*[.M27]*[.N27]" office:value-type="float" office:value="40740" calcext:value-type="float">
            <text:p>40740</text:p>
          </table:table-cell>
          <table:table-cell table:formula="of:=[.B23]*[.L27]*[.N27]" office:value-type="float" office:value="31428" calcext:value-type="float">
            <text:p>31428</text:p>
          </table:table-cell>
          <table:table-cell table:formula="of:=[.B24]*[.L27]*[.M27]" office:value-type="float" office:value="22680" calcext:value-type="float">
            <text:p>22680</text:p>
          </table:table-cell>
          <table:table-cell table:formula="of:=([.O27]+[.P27]+[.Q27])*[.J27]" office:value-type="float" office:value="758784" calcext:value-type="float">
            <text:p>758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7]*[.O27]" office:value-type="float" office:value="40740" calcext:value-type="float">
            <text:p>40740</text:p>
          </table:table-cell>
          <table:table-cell table:formula="of:=[.T27]*[.P27]" office:value-type="float" office:value="31428" calcext:value-type="float">
            <text:p>31428</text:p>
          </table:table-cell>
          <table:table-cell table:formula="of:=[.U27]*[.Q27]" office:value-type="float" office:value="45360" calcext:value-type="float">
            <text:p>45360</text:p>
          </table:table-cell>
          <table:table-cell table:number-columns-repeated="2"/>
          <table:table-cell table:formula="of:=SUM([.W27:.Y27])" office:value-type="float" office:value="117528" calcext:value-type="float">
            <text:p>117528</text:p>
          </table:table-cell>
          <table:table-cell table:style-name="ce3" table:formula="of:=([.AB27]/[.AC21])-1" office:value-type="percentage" office:value="0.183421942967617" calcext:value-type="percentage">
            <text:p>18.34%</text:p>
          </table:table-cell>
          <table:table-cell table:formula="of:=[.AB27]-[.AC21]" office:value-type="float" office:value="18216" calcext:value-type="float">
            <text:p>18216</text:p>
          </table:table-cell>
          <table:table-cell table:style-name="ce3" table:formula="of:=([.D27]*[.E27]*[.F27]/[.AE21])-1" office:value-type="percentage" office:value="0" calcext:value-type="percentage">
            <text:p>0.00%</text:p>
          </table:table-cell>
          <table:table-cell table:style-name="ce4"/>
        </table:table-row>
        <table:table-row table:style-name="ro1">
          <table:table-cell table:number-columns-repeated="3"/>
          <table:table-cell table:formula="of:=[.D19]" office:value-type="float" office:value="60" calcext:value-type="float">
            <text:p>60</text:p>
          </table:table-cell>
          <table:table-cell table:formula="of:=[.D20]" office:value-type="float" office:value="76" calcext:value-type="float">
            <text:p>76</text:p>
          </table:table-cell>
          <table:table-cell table:formula="of:=[.D21]" office:value-type="float" office:value="109" calcext:value-type="float">
            <text:p>109</text:p>
          </table:table-cell>
          <table:table-cell table:formula="of:=2*[.L27]+([.B25]-2)*[.L29]" office:value-type="float" office:value="396" calcext:value-type="float">
            <text:p>396</text:p>
          </table:table-cell>
          <table:table-cell table:style-name="ce2" table:formula="of:=IF(AND([.L25]=[.L30];[.L25]=[.L29];[.L25]=[.L31]))" office:value-type="boolean" office:boolean-value="true" calcext:value-type="boolean">
            <text:p>TRUE</text:p>
          </table:table-cell>
          <table:table-cell/>
          <table:table-cell table:formula="of:=([.B26]-2)*([.B27]-2)*2" office:value-type="float" office:value="16" calcext:value-type="float">
            <text:p>16</text:p>
          </table:table-cell>
          <table:table-cell office:value-type="string" calcext:value-type="string">
            <text:p>O1</text:p>
          </table:table-cell>
          <table:table-cell table:formula="of:=[.D19]-[.B22]" office:value-type="float" office:value="54" calcext:value-type="float">
            <text:p>54</text:p>
          </table:table-cell>
          <table:table-cell table:formula="of:=[.D20]-2*[.B23]" office:value-type="float" office:value="64" calcext:value-type="float">
            <text:p>64</text:p>
          </table:table-cell>
          <table:table-cell table:formula="of:=[.D21]-2*[.B24]" office:value-type="float" office:value="97" calcext:value-type="float">
            <text:p>97</text:p>
          </table:table-cell>
          <table:table-cell table:formula="of:=[.B22]*[.M28]*[.N28]" office:value-type="float" office:value="37248" calcext:value-type="float">
            <text:p>37248</text:p>
          </table:table-cell>
          <table:table-cell table:formula="of:=[.B23]*[.L28]*[.N28]" office:value-type="float" office:value="31428" calcext:value-type="float">
            <text:p>31428</text:p>
          </table:table-cell>
          <table:table-cell table:formula="of:=[.B24]*[.L28]*[.M28]" office:value-type="float" office:value="20736" calcext:value-type="float">
            <text:p>20736</text:p>
          </table:table-cell>
          <table:table-cell table:formula="of:=([.O28]+[.P28]+[.Q28])*[.J28]" office:value-type="float" office:value="1430592" calcext:value-type="float">
            <text:p>14305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28]*[.O28]" office:value-type="float" office:value="37248" calcext:value-type="float">
            <text:p>37248</text:p>
          </table:table-cell>
          <table:table-cell table:formula="of:=[.T28]*[.P28]" office:value-type="float" office:value="62856" calcext:value-type="float">
            <text:p>62856</text:p>
          </table:table-cell>
          <table:table-cell table:formula="of:=[.U28]*[.Q28]" office:value-type="float" office:value="41472" calcext:value-type="float">
            <text:p>41472</text:p>
          </table:table-cell>
          <table:table-cell table:number-columns-repeated="2"/>
          <table:table-cell table:formula="of:=SUM([.W28:.Y28])" office:value-type="float" office:value="141576" calcext:value-type="float">
            <text:p>141576</text:p>
          </table:table-cell>
          <table:table-cell table:style-name="ce3" table:formula="of:=([.AB28]/[.AC21])-1" office:value-type="percentage" office:value="0.425567907201547" calcext:value-type="percentage">
            <text:p>42.56%</text:p>
          </table:table-cell>
          <table:table-cell table:formula="of:=[.AB28]-[.AC21]" office:value-type="float" office:value="42264" calcext:value-type="float">
            <text:p>42264</text:p>
          </table:table-cell>
          <table:table-cell table:style-name="ce3" table:formula="of:=([.D28]*[.E28]*[.F28]/[.AE21])-1" office:value-type="percentage" office:value="0" calcext:value-type="percentage">
            <text:p>0.00%</text:p>
          </table:table-cell>
          <table:table-cell table:style-name="ce4"/>
        </table:table-row>
        <table:table-row table:style-name="ro1">
          <table:table-cell table:number-columns-repeated="3"/>
          <table:table-cell table:formula="of:=[.D19]" office:value-type="float" office:value="60" calcext:value-type="float">
            <text:p>60</text:p>
          </table:table-cell>
          <table:table-cell table:formula="of:=[.D20]" office:value-type="float" office:value="76" calcext:value-type="float">
            <text:p>76</text:p>
          </table:table-cell>
          <table:table-cell table:formula="of:=[.D21]" office:value-type="float" office:value="109" calcext:value-type="float">
            <text:p>109</text:p>
          </table:table-cell>
          <table:table-cell table:formula="of:=2*[.M32]+([.B26]-2)*[.M26]" office:value-type="float" office:value="396" calcext:value-type="float">
            <text:p>396</text:p>
          </table:table-cell>
          <table:table-cell table:style-name="ce2" table:formula="of:=IF(AND([.M26]=[.M28];[.M26]=[.M30];[.M26]=[.M31]))" office:value-type="boolean" office:boolean-value="true" calcext:value-type="boolean">
            <text:p>TRUE</text:p>
          </table:table-cell>
          <table:table-cell/>
          <table:table-cell table:formula="of:=([.B25]-2)*([.B27]-2)*2" office:value-type="float" office:value="24" calcext:value-type="float">
            <text:p>24</text:p>
          </table:table-cell>
          <table:table-cell office:value-type="string" calcext:value-type="string">
            <text:p>O2</text:p>
          </table:table-cell>
          <table:table-cell table:formula="of:=[.D19]-2*[.B22]" office:value-type="float" office:value="48" calcext:value-type="float">
            <text:p>48</text:p>
          </table:table-cell>
          <table:table-cell table:formula="of:=[.D20]-[.B23]" office:value-type="float" office:value="70" calcext:value-type="float">
            <text:p>70</text:p>
          </table:table-cell>
          <table:table-cell table:formula="of:=[.D21]-2*[.B24]" office:value-type="float" office:value="97" calcext:value-type="float">
            <text:p>97</text:p>
          </table:table-cell>
          <table:table-cell table:formula="of:=[.B22]*[.M29]*[.N29]" office:value-type="float" office:value="40740" calcext:value-type="float">
            <text:p>40740</text:p>
          </table:table-cell>
          <table:table-cell table:formula="of:=[.B23]*[.L29]*[.N29]" office:value-type="float" office:value="27936" calcext:value-type="float">
            <text:p>27936</text:p>
          </table:table-cell>
          <table:table-cell table:formula="of:=[.B24]*[.L29]*[.M29]" office:value-type="float" office:value="20160" calcext:value-type="float">
            <text:p>20160</text:p>
          </table:table-cell>
          <table:table-cell table:formula="of:=([.O29]+[.P29]+[.Q29])*[.J29]" office:value-type="float" office:value="2132064" calcext:value-type="float">
            <text:p>21320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9]*[.O29]" office:value-type="float" office:value="81480" calcext:value-type="float">
            <text:p>81480</text:p>
          </table:table-cell>
          <table:table-cell table:formula="of:=[.T29]*[.P29]" office:value-type="float" office:value="27936" calcext:value-type="float">
            <text:p>27936</text:p>
          </table:table-cell>
          <table:table-cell table:formula="of:=[.U29]*[.Q29]" office:value-type="float" office:value="40320" calcext:value-type="float">
            <text:p>40320</text:p>
          </table:table-cell>
          <table:table-cell table:number-columns-repeated="2"/>
          <table:table-cell table:formula="of:=SUM([.W29:.Y29])" office:value-type="float" office:value="149736" calcext:value-type="float">
            <text:p>149736</text:p>
          </table:table-cell>
          <table:table-cell table:style-name="ce3" table:formula="of:=([.AB29]/[.AC21])-1" office:value-type="percentage" office:value="0.507733204446593" calcext:value-type="percentage">
            <text:p>50.77%</text:p>
          </table:table-cell>
          <table:table-cell table:formula="of:=[.AB29]-[.AC21]" office:value-type="float" office:value="50424" calcext:value-type="float">
            <text:p>50424</text:p>
          </table:table-cell>
          <table:table-cell table:style-name="ce3" table:formula="of:=([.D29]*[.E29]*[.F29]/[.AE21])-1" office:value-type="percentage" office:value="0" calcext:value-type="percentage">
            <text:p>0.00%</text:p>
          </table:table-cell>
          <table:table-cell table:style-name="ce4"/>
        </table:table-row>
        <table:table-row table:style-name="ro1">
          <table:table-cell office:value-type="string" calcext:value-type="string">
            <text:p>NXR</text:p>
          </table:table-cell>
          <table:table-cell table:formula="of:=FLOOR([.B19]/[.B25];1)" office:value-type="float" office:value="50" calcext:value-type="float">
            <text:p>50</text:p>
          </table:table-cell>
          <table:table-cell/>
          <table:table-cell table:formula="of:=[.D19]" office:value-type="float" office:value="60" calcext:value-type="float">
            <text:p>60</text:p>
          </table:table-cell>
          <table:table-cell table:formula="of:=[.D20]" office:value-type="float" office:value="76" calcext:value-type="float">
            <text:p>76</text:p>
          </table:table-cell>
          <table:table-cell table:formula="of:=[.D21]" office:value-type="float" office:value="109" calcext:value-type="float">
            <text:p>109</text:p>
          </table:table-cell>
          <table:table-cell table:formula="of:=2*[.M25]+([.B26]-2)*[.M30]" office:value-type="float" office:value="396" calcext:value-type="float">
            <text:p>396</text:p>
          </table:table-cell>
          <table:table-cell table:style-name="ce2" table:formula="of:=IF(AND([.N27]=[.N29];[.N27]=[.N28];[.N27]=[.N31]))" office:value-type="boolean" office:boolean-value="true" calcext:value-type="boolean">
            <text:p>TRUE</text:p>
          </table:table-cell>
          <table:table-cell/>
          <table:table-cell table:formula="of:=([.B25]-2)*([.B26]-2)*2" office:value-type="float" office:value="48" calcext:value-type="float">
            <text:p>48</text:p>
          </table:table-cell>
          <table:table-cell office:value-type="string" calcext:value-type="string">
            <text:p>O3</text:p>
          </table:table-cell>
          <table:table-cell table:formula="of:=[.D19]-2*[.B22]" office:value-type="float" office:value="48" calcext:value-type="float">
            <text:p>48</text:p>
          </table:table-cell>
          <table:table-cell table:formula="of:=[.D20]-2*[.B23]" office:value-type="float" office:value="64" calcext:value-type="float">
            <text:p>64</text:p>
          </table:table-cell>
          <table:table-cell table:formula="of:=[.D21]-[.B24]" office:value-type="float" office:value="103" calcext:value-type="float">
            <text:p>103</text:p>
          </table:table-cell>
          <table:table-cell table:formula="of:=[.B22]*[.M30]*[.N30]" office:value-type="float" office:value="39552" calcext:value-type="float">
            <text:p>39552</text:p>
          </table:table-cell>
          <table:table-cell table:formula="of:=[.B23]*[.L30]*[.N30]" office:value-type="float" office:value="29664" calcext:value-type="float">
            <text:p>29664</text:p>
          </table:table-cell>
          <table:table-cell table:formula="of:=[.B24]*[.L30]*[.M30]" office:value-type="float" office:value="18432" calcext:value-type="float">
            <text:p>18432</text:p>
          </table:table-cell>
          <table:table-cell table:formula="of:=([.O30]+[.P30]+[.Q30])*[.J30]" office:value-type="float" office:value="4207104" calcext:value-type="float">
            <text:p>42071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*[.O30]" office:value-type="float" office:value="79104" calcext:value-type="float">
            <text:p>79104</text:p>
          </table:table-cell>
          <table:table-cell table:formula="of:=[.T30]*[.P30]" office:value-type="float" office:value="59328" calcext:value-type="float">
            <text:p>59328</text:p>
          </table:table-cell>
          <table:table-cell table:formula="of:=[.U30]*[.Q30]" office:value-type="float" office:value="18432" calcext:value-type="float">
            <text:p>18432</text:p>
          </table:table-cell>
          <table:table-cell table:number-columns-repeated="2"/>
          <table:table-cell table:formula="of:=SUM([.W30:.Y30])" office:value-type="float" office:value="156864" calcext:value-type="float">
            <text:p>156864</text:p>
          </table:table-cell>
          <table:table-cell table:style-name="ce3" table:formula="of:=([.AB30]/[.AC21])-1" office:value-type="percentage" office:value="0.57950700821653" calcext:value-type="percentage">
            <text:p>57.95%</text:p>
          </table:table-cell>
          <table:table-cell table:formula="of:=[.AB30]-[.AC21]" office:value-type="float" office:value="57552" calcext:value-type="float">
            <text:p>57552</text:p>
          </table:table-cell>
          <table:table-cell table:style-name="ce3" table:formula="of:=([.D30]*[.E30]*[.F30]/[.AE21])-1" office:value-type="percentage" office:value="0" calcext:value-type="percentage">
            <text:p>0.00%</text:p>
          </table:table-cell>
          <table:table-cell table:style-name="ce4"/>
        </table:table-row>
        <table:table-row table:style-name="ro1">
          <table:table-cell office:value-type="string" calcext:value-type="string">
            <text:p>NYR</text:p>
          </table:table-cell>
          <table:table-cell table:formula="of:=FLOOR([.B20]/[.B26];1)" office:value-type="float" office:value="66" calcext:value-type="float">
            <text:p>66</text:p>
          </table:table-cell>
          <table:table-cell/>
          <table:table-cell table:formula="of:=[.D19]" office:value-type="float" office:value="60" calcext:value-type="float">
            <text:p>60</text:p>
          </table:table-cell>
          <table:table-cell table:formula="of:=[.D20]" office:value-type="float" office:value="76" calcext:value-type="float">
            <text:p>76</text:p>
          </table:table-cell>
          <table:table-cell table:formula="of:=[.D21]" office:value-type="float" office:value="109" calcext:value-type="float">
            <text:p>109</text:p>
          </table:table-cell>
          <table:table-cell table:formula="of:=2*[.M27]+([.B26]-2)*[.M28]" office:value-type="float" office:value="396" calcext:value-type="float">
            <text:p>396</text:p>
          </table:table-cell>
          <table:table-cell table:number-columns-repeated="2"/>
          <table:table-cell table:formula="of:=([.B25]-2)*([.B26]-2)*([.B27]-2)"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table:formula="of:=[.D19]-2*[.B22]" office:value-type="float" office:value="48" calcext:value-type="float">
            <text:p>48</text:p>
          </table:table-cell>
          <table:table-cell table:formula="of:=[.D20]-2*[.B23]" office:value-type="float" office:value="64" calcext:value-type="float">
            <text:p>64</text:p>
          </table:table-cell>
          <table:table-cell table:formula="of:=[.D21]-2*[.B24]" office:value-type="float" office:value="97" calcext:value-type="float">
            <text:p>97</text:p>
          </table:table-cell>
          <table:table-cell table:formula="of:=[.B22]*[.M31]*[.N31]" office:value-type="float" office:value="37248" calcext:value-type="float">
            <text:p>37248</text:p>
          </table:table-cell>
          <table:table-cell table:formula="of:=[.B23]*[.L31]*[.N31]" office:value-type="float" office:value="27936" calcext:value-type="float">
            <text:p>27936</text:p>
          </table:table-cell>
          <table:table-cell table:formula="of:=[.B24]*[.L31]*[.M31]" office:value-type="float" office:value="18432" calcext:value-type="float">
            <text:p>18432</text:p>
          </table:table-cell>
          <table:table-cell table:formula="of:=([.O31]+[.P31]+[.Q31])*[.J31]" office:value-type="float" office:value="4013568" calcext:value-type="float">
            <text:p>401356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31]*[.O31]" office:value-type="float" office:value="74496" calcext:value-type="float">
            <text:p>74496</text:p>
          </table:table-cell>
          <table:table-cell table:formula="of:=[.T31]*[.P31]" office:value-type="float" office:value="55872" calcext:value-type="float">
            <text:p>55872</text:p>
          </table:table-cell>
          <table:table-cell table:formula="of:=[.U31]*[.Q31]" office:value-type="float" office:value="36864" calcext:value-type="float">
            <text:p>36864</text:p>
          </table:table-cell>
          <table:table-cell table:number-columns-repeated="2"/>
          <table:table-cell table:formula="of:=SUM([.W31:.Y31])" office:value-type="float" office:value="167232" calcext:value-type="float">
            <text:p>167232</text:p>
          </table:table-cell>
          <table:table-cell table:style-name="ce3" table:formula="of:=([.AB31]/[.AC21])-1" office:value-type="percentage" office:value="0.683905268245529" calcext:value-type="percentage">
            <text:p>68.39%</text:p>
          </table:table-cell>
          <table:table-cell table:formula="of:=[.AB31]-[.AC21]" office:value-type="float" office:value="67920" calcext:value-type="float">
            <text:p>67920</text:p>
          </table:table-cell>
          <table:table-cell table:style-name="ce3" table:formula="of:=([.D31]*[.E31]*[.F31]/[.AE21])-1" office:value-type="percentage" office:value="0" calcext:value-type="percentage">
            <text:p>0.00%</text:p>
          </table:table-cell>
          <table:table-cell table:style-name="ce5"/>
        </table:table-row>
        <table:table-row table:style-name="ro1">
          <table:table-cell office:value-type="string" calcext:value-type="string">
            <text:p>NZR</text:p>
          </table:table-cell>
          <table:table-cell table:formula="of:=FLOOR([.B21]/[.B27];1)" office:value-type="float" office:value="100" calcext:value-type="float">
            <text:p>100</text:p>
          </table:table-cell>
          <table:table-cell/>
          <table:table-cell table:formula="of:=[.D26]" office:value-type="float" office:value="60" calcext:value-type="float">
            <text:p>60</text:p>
          </table:table-cell>
          <table:table-cell table:formula="of:=[.D20]" office:value-type="float" office:value="76" calcext:value-type="float">
            <text:p>76</text:p>
          </table:table-cell>
          <table:table-cell table:formula="of:=[.D21]" office:value-type="float" office:value="109" calcext:value-type="float">
            <text:p>109</text:p>
          </table:table-cell>
          <table:table-cell table:formula="of:=2*[.M29]+([.B26]-2)*[.M31]" office:value-type="float" office:value="396" calcext:value-type="float">
            <text:p>3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[.D19]-[.B22]" office:value-type="float" office:value="54" calcext:value-type="float">
            <text:p>54</text:p>
          </table:table-cell>
          <table:table-cell table:formula="of:=[.D20]-[.B23]" office:value-type="float" office:value="70" calcext:value-type="float">
            <text:p>70</text:p>
          </table:table-cell>
          <table:table-cell table:formula="of:=[.D21]-[.B24]" office:value-type="float" office:value="103" calcext:value-type="float">
            <text:p>103</text:p>
          </table:table-cell>
          <table:table-cell table:formula="of:=[.B22]*[.M32]*[.N32]" office:value-type="float" office:value="43260" calcext:value-type="float">
            <text:p>43260</text:p>
          </table:table-cell>
          <table:table-cell table:formula="of:=[.B23]*[.L32]*[.N32]" office:value-type="float" office:value="33372" calcext:value-type="float">
            <text:p>33372</text:p>
          </table:table-cell>
          <table:table-cell table:formula="of:=[.B24]*[.L32]*[.M32]" office:value-type="float" office:value="22680" calcext:value-type="float">
            <text:p>22680</text:p>
          </table:table-cell>
          <table:table-cell table:formula="of:=([.O32]+[.P32]+[.Q32])*[.J32]" office:value-type="float" office:value="794496" calcext:value-type="float">
            <text:p>79449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32]*[.O32]" office:value-type="float" office:value="43260" calcext:value-type="float">
            <text:p>43260</text:p>
          </table:table-cell>
          <table:table-cell table:formula="of:=[.T32]*[.P32]" office:value-type="float" office:value="33372" calcext:value-type="float">
            <text:p>33372</text:p>
          </table:table-cell>
          <table:table-cell table:formula="of:=[.U32]*[.Q32]" office:value-type="float" office:value="22680" calcext:value-type="float">
            <text:p>22680</text:p>
          </table:table-cell>
          <table:table-cell table:number-columns-repeated="2"/>
          <table:table-cell table:formula="of:=SUM([.W32:.Y32])" office:value-type="float" office:value="99312" calcext:value-type="float">
            <text:p>99312</text:p>
          </table:table-cell>
          <table:table-cell table:style-name="ce3" table:formula="of:=([.AB32]/[.AC21])-1" office:value-type="percentage" office:value="0" calcext:value-type="percentage">
            <text:p>0.00%</text:p>
          </table:table-cell>
          <table:table-cell table:formula="of:=[.AB32]-[.AC21]" office:value-type="float" office:value="0" calcext:value-type="float">
            <text:p>0</text:p>
          </table:table-cell>
          <table:table-cell table:style-name="ce3" table:formula="of:=([.D32]*[.E32]*[.F32]/[.AE21])-1" office:value-type="percentage" office:value="0" calcext:value-type="percentage">
            <text:p>0.00%</text:p>
          </table:table-cell>
          <table:table-cell table:style-name="ce4"/>
        </table:table-row>
        <table:table-row table:style-name="ro1">
          <table:table-cell table:number-columns-repeated="6"/>
          <table:table-cell table:formula="of:=2*[.N32]+([.B27]-2)*[.N27]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2*[.N25]+([.B27]-2)*[.N29]" office:value-type="float" office:value="400" calcext:value-type="float">
            <text:p>400</text:p>
          </table:table-cell>
          <table:table-cell table:number-columns-repeated="10"/>
          <table:table-cell table:formula="of:=SUM([.R25:.R33])" office:value-type="float" office:value="17069184" calcext:value-type="float">
            <text:p>17069184</text:p>
          </table:table-cell>
          <table:table-cell table:number-columns-repeated="4"/>
          <table:table-cell table:formula="of:=MAX([.W25:.W32])-MIN([.W25:.W32])" office:value-type="float" office:value="44232" calcext:value-type="float">
            <text:p>44232</text:p>
          </table:table-cell>
          <table:table-cell table:formula="of:=MAX([.X25:.X32])-MIN([.X25:.X32])" office:value-type="float" office:value="38808" calcext:value-type="float">
            <text:p>38808</text:p>
          </table:table-cell>
          <table:table-cell table:formula="of:=MAX([.Y25:.Y32])-MIN([.Y25:.Y32])" office:value-type="float" office:value="26928" calcext:value-type="float">
            <text:p>2692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5]*[.E25]*[.F25]*[.J25];[.D26]*[.E26]*[.F26]*[.J26];[.D27]*[.E27]*[.F27]*[.J27];[.D28]*[.E28]*[.F28]*[.J28];[.D29]*[.E29]*[.F29]*[.J29];[.D30]*[.E30]*[.F30]*[.J30];[.D31]*[.E31]*[.F31]*[.J31];[.D32]*[.E32]*[.F32]*[.J32])" office:value-type="float" office:value="95431680" calcext:value-type="float">
            <text:p>95431680</text:p>
          </table:table-cell>
          <table:table-cell table:number-columns-repeated="2"/>
          <table:table-cell table:formula="of:=2*[.N30]+([.B27]-2)*[.N31]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2*[.N26]+([.B27]-2)*[.N28]" office:value-type="float" office:value="400" calcext:value-type="float">
            <text:p>400</text:p>
          </table:table-cell>
          <table:table-cell table:number-columns-repeated="21"/>
          <table:table-cell table:formula="of:=[.AB47]" office:value-type="float" office:value="89400" calcext:value-type="float">
            <text:p>89400</text:p>
          </table:table-cell>
          <table:table-cell/>
          <table:table-cell table:formula="of:=[.D47]*[.E47]*[.F47]" office:value-type="float" office:value="427392" calcext:value-type="float">
            <text:p>427392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1" office:value-type="string" calcext:value-type="string">
            <text:p>TRIVIALE</text:p>
          </table:table-cell>
          <table:table-cell table:number-columns-repeated="3"/>
          <table:table-cell table:formula="of:=(1000-2*[.L47])/3" office:value-type="float" office:value="300" calcext:value-type="float">
            <text:p>300</text:p>
          </table:table-cell>
          <table:table-cell table:number-columns-repeated="4"/>
          <table:table-cell office:value-type="string" calcext:value-type="string" table:number-columns-spanned="3" table:number-rows-spanned="1">
            <text:p>Inner siz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OR size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Nb neighbor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m size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Total comms</text:p>
          </table:table-cell>
          <table:table-cell office:value-type="string" calcext:value-type="string">
            <text:p>Comm overhead</text:p>
          </table:table-cell>
          <table:table-cell/>
          <table:table-cell office:value-type="string" calcext:value-type="string">
            <text:p>Comp overhead</text:p>
          </table:table-cell>
          <table:table-cell office:value-type="string" calcext:value-type="string">
            <text:p>Border comp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table:formula="of:=[.B25]" office:value-type="float" office:value="8" calcext:value-type="float">
            <text:p>8</text:p>
          </table:table-cell>
          <table:table-cell/>
          <table:table-cell table:formula="of:=[.B30]+2*[.B22]" office:value-type="float" office:value="62" calcext:value-type="float">
            <text:p>62</text:p>
          </table:table-cell>
          <table:table-cell table:formula="of:=[.B31]+[.B23]" office:value-type="float" office:value="72" calcext:value-type="float">
            <text:p>72</text:p>
          </table:table-cell>
          <table:table-cell table:formula="of:=[.B32]+[.B24]" office:value-type="float" office:value="106" calcext:value-type="float">
            <text:p>106</text:p>
          </table:table-cell>
          <table:table-cell table:formula="of:=2*[.L47]+([.B40]-2)*[.L40]" office:value-type="float" office:value="400" calcext:value-type="float">
            <text:p>400</text:p>
          </table:table-cell>
          <table:table-cell table:style-name="ce2" table:formula="of:=IF(AND([.L47]=[.L41];[.L47]=[.L42];[.L47]=[.L43]))" office:value-type="boolean" office:boolean-value="true" calcext:value-type="boolean">
            <text:p>TRUE</text:p>
          </table:table-cell>
          <table:table-cell/>
          <table:table-cell table:formula="of:=[.J25]"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table:formula="of:=[.D40]-2*[.B22]" office:value-type="float" office:value="50" calcext:value-type="float">
            <text:p>50</text:p>
          </table:table-cell>
          <table:table-cell table:formula="of:=[.E40]-[.B23]" office:value-type="float" office:value="66" calcext:value-type="float">
            <text:p>66</text:p>
          </table:table-cell>
          <table:table-cell table:formula="of:=[.F40]-[.B24]" office:value-type="float" office:value="100" calcext:value-type="float">
            <text:p>100</text:p>
          </table:table-cell>
          <table:table-cell table:formula="of:=[.B22]*[.M40]*[.N40]" office:value-type="float" office:value="39600" calcext:value-type="float">
            <text:p>39600</text:p>
          </table:table-cell>
          <table:table-cell table:formula="of:=[.B23]*[.L40]*[.N40]" office:value-type="float" office:value="30000" calcext:value-type="float">
            <text:p>30000</text:p>
          </table:table-cell>
          <table:table-cell table:formula="of:=[.B24]*[.L40]*[.M40]" office:value-type="float" office:value="19800" calcext:value-type="float">
            <text:p>198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40]*[.O40]" office:value-type="float" office:value="79200" calcext:value-type="float">
            <text:p>79200</text:p>
          </table:table-cell>
          <table:table-cell table:formula="of:=[.T40]*[.P40]" office:value-type="float" office:value="30000" calcext:value-type="float">
            <text:p>30000</text:p>
          </table:table-cell>
          <table:table-cell table:formula="of:=[.U40]*[.Q40]" office:value-type="float" office:value="19800" calcext:value-type="float">
            <text:p>19800</text:p>
          </table:table-cell>
          <table:table-cell table:number-columns-repeated="2"/>
          <table:table-cell table:formula="of:=SUM([.W40:.Y40])" office:value-type="float" office:value="129000" calcext:value-type="float">
            <text:p>129000</text:p>
          </table:table-cell>
          <table:table-cell table:style-name="ce3" table:formula="of:=([.AB40]/[.AC36])-1" office:value-type="percentage" office:value="0.442953020134228" calcext:value-type="percentage">
            <text:p>44.30%</text:p>
          </table:table-cell>
          <table:table-cell table:formula="of:=[.AB40]-[.AC36]" office:value-type="float" office:value="39600" calcext:value-type="float">
            <text:p>39600</text:p>
          </table:table-cell>
          <table:table-cell table:style-name="ce3" table:formula="of:=([.D40]*[.E40]*[.F40]/[.AE36])-1" office:value-type="percentage" office:value="0.107142857142857" calcext:value-type="percentage">
            <text:p>10.71%</text:p>
          </table:table-cell>
          <table:table-cell table:style-name="ce4"/>
        </table:table-row>
        <table:table-row table:style-name="ro1">
          <table:table-cell/>
          <table:table-cell table:formula="of:=[.B26]" office:value-type="float" office:value="6" calcext:value-type="float">
            <text:p>6</text:p>
          </table:table-cell>
          <table:table-cell/>
          <table:table-cell table:formula="of:=[.B30]+[.B22]" office:value-type="float" office:value="56" calcext:value-type="float">
            <text:p>56</text:p>
          </table:table-cell>
          <table:table-cell table:formula="of:=[.B31]+2*[.B23]" office:value-type="float" office:value="78" calcext:value-type="float">
            <text:p>78</text:p>
          </table:table-cell>
          <table:table-cell table:formula="of:=[.B32]+[.B24]" office:value-type="float" office:value="106" calcext:value-type="float">
            <text:p>106</text:p>
          </table:table-cell>
          <table:table-cell table:formula="of:=2*[.L41]+([.B41]-2)*[.L45]" office:value-type="float" office:value="300" calcext:value-type="float">
            <text:p>300</text:p>
          </table:table-cell>
          <table:table-cell table:style-name="ce2" table:formula="of:=IF(AND([.M47]=[.M40];[.M47]=[.M42];[.M47]=[.M44]))" office:value-type="boolean" office:boolean-value="true" calcext:value-type="boolean">
            <text:p>TRUE</text:p>
          </table:table-cell>
          <table:table-cell/>
          <table:table-cell table:formula="of:=[.J26]"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table:formula="of:=[.D41]-[.B22]" office:value-type="float" office:value="50" calcext:value-type="float">
            <text:p>50</text:p>
          </table:table-cell>
          <table:table-cell table:formula="of:=[.E41]-2*[.B23]" office:value-type="float" office:value="66" calcext:value-type="float">
            <text:p>66</text:p>
          </table:table-cell>
          <table:table-cell table:formula="of:=[.F41]-[.B24]" office:value-type="float" office:value="100" calcext:value-type="float">
            <text:p>100</text:p>
          </table:table-cell>
          <table:table-cell table:formula="of:=[.B22]*[.M41]*[.N41]" office:value-type="float" office:value="39600" calcext:value-type="float">
            <text:p>39600</text:p>
          </table:table-cell>
          <table:table-cell table:formula="of:=[.B23]*[.L41]*[.N41]" office:value-type="float" office:value="30000" calcext:value-type="float">
            <text:p>30000</text:p>
          </table:table-cell>
          <table:table-cell table:formula="of:=[.B24]*[.L41]*[.M41]" office:value-type="float" office:value="19800" calcext:value-type="float">
            <text:p>19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1]*[.O41]" office:value-type="float" office:value="39600" calcext:value-type="float">
            <text:p>39600</text:p>
          </table:table-cell>
          <table:table-cell table:formula="of:=[.T41]*[.P41]" office:value-type="float" office:value="60000" calcext:value-type="float">
            <text:p>60000</text:p>
          </table:table-cell>
          <table:table-cell table:formula="of:=[.U41]*[.Q41]" office:value-type="float" office:value="19800" calcext:value-type="float">
            <text:p>19800</text:p>
          </table:table-cell>
          <table:table-cell table:number-columns-repeated="2"/>
          <table:table-cell table:formula="of:=SUM([.W41:.Y41])" office:value-type="float" office:value="119400" calcext:value-type="float">
            <text:p>119400</text:p>
          </table:table-cell>
          <table:table-cell table:style-name="ce3" table:formula="of:=([.AB41]/[.AC36])-1" office:value-type="percentage" office:value="0.335570469798658" calcext:value-type="percentage">
            <text:p>33.56%</text:p>
          </table:table-cell>
          <table:table-cell table:formula="of:=[.AB41]-[.AC36]" office:value-type="float" office:value="30000" calcext:value-type="float">
            <text:p>30000</text:p>
          </table:table-cell>
          <table:table-cell table:style-name="ce3" table:formula="of:=([.D41]*[.E41]*[.F41]/[.AE36])-1" office:value-type="percentage" office:value="0.0833333333333333" calcext:value-type="percentage">
            <text:p>8.33%</text:p>
          </table:table-cell>
          <table:table-cell table:style-name="ce4"/>
        </table:table-row>
        <table:table-row table:style-name="ro1">
          <table:table-cell/>
          <table:table-cell table:formula="of:=[.B27]" office:value-type="float" office:value="4" calcext:value-type="float">
            <text:p>4</text:p>
          </table:table-cell>
          <table:table-cell/>
          <table:table-cell table:formula="of:=[.B30]+[.B22]" office:value-type="float" office:value="56" calcext:value-type="float">
            <text:p>56</text:p>
          </table:table-cell>
          <table:table-cell table:formula="of:=[.B31]+[.B23]" office:value-type="float" office:value="72" calcext:value-type="float">
            <text:p>72</text:p>
          </table:table-cell>
          <table:table-cell table:formula="of:=[.B32]+2*[.B24]" office:value-type="float" office:value="112" calcext:value-type="float">
            <text:p>112</text:p>
          </table:table-cell>
          <table:table-cell table:formula="of:=[.L43]*2+([.B40]-2)*[.L46]" office:value-type="float" office:value="400" calcext:value-type="float">
            <text:p>400</text:p>
          </table:table-cell>
          <table:table-cell table:style-name="ce2" table:formula="of:=IF(AND([.N47]=[.N40];[.N47]=[.N41];[.N47]=[.N45]))" office:value-type="boolean" office:boolean-value="true" calcext:value-type="boolean">
            <text:p>TRUE</text:p>
          </table:table-cell>
          <table:table-cell/>
          <table:table-cell table:formula="of:=[.J27]"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table:formula="of:=[.D42]-[.B22]" office:value-type="float" office:value="50" calcext:value-type="float">
            <text:p>50</text:p>
          </table:table-cell>
          <table:table-cell table:formula="of:=[.E42]-[.B23]" office:value-type="float" office:value="66" calcext:value-type="float">
            <text:p>66</text:p>
          </table:table-cell>
          <table:table-cell table:formula="of:=[.F42]-2*[.B24]" office:value-type="float" office:value="100" calcext:value-type="float">
            <text:p>100</text:p>
          </table:table-cell>
          <table:table-cell table:formula="of:=[.B22]*[.M42]*[.N42]" office:value-type="float" office:value="39600" calcext:value-type="float">
            <text:p>39600</text:p>
          </table:table-cell>
          <table:table-cell table:formula="of:=[.B23]*[.L42]*[.N42]" office:value-type="float" office:value="30000" calcext:value-type="float">
            <text:p>30000</text:p>
          </table:table-cell>
          <table:table-cell table:formula="of:=[.B24]*[.L42]*[.M42]" office:value-type="float" office:value="19800" calcext:value-type="float">
            <text:p>198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42]*[.O42]" office:value-type="float" office:value="39600" calcext:value-type="float">
            <text:p>39600</text:p>
          </table:table-cell>
          <table:table-cell table:formula="of:=[.T42]*[.P42]" office:value-type="float" office:value="30000" calcext:value-type="float">
            <text:p>30000</text:p>
          </table:table-cell>
          <table:table-cell table:formula="of:=[.U42]*[.Q42]" office:value-type="float" office:value="39600" calcext:value-type="float">
            <text:p>39600</text:p>
          </table:table-cell>
          <table:table-cell table:number-columns-repeated="2"/>
          <table:table-cell table:formula="of:=SUM([.W42:.Y42])" office:value-type="float" office:value="109200" calcext:value-type="float">
            <text:p>109200</text:p>
          </table:table-cell>
          <table:table-cell table:style-name="ce3" table:formula="of:=([.AB42]/[.AC36])-1" office:value-type="percentage" office:value="0.221476510067114" calcext:value-type="percentage">
            <text:p>22.15%</text:p>
          </table:table-cell>
          <table:table-cell table:formula="of:=[.AB42]-[.AC36]" office:value-type="float" office:value="19800" calcext:value-type="float">
            <text:p>19800</text:p>
          </table:table-cell>
          <table:table-cell table:style-name="ce3" table:formula="of:=([.D42]*[.E42]*[.F42]/[.AE36])-1" office:value-type="percentage" office:value="0.0566037735849057" calcext:value-type="percentage">
            <text:p>5.66%</text:p>
          </table:table-cell>
          <table:table-cell table:style-name="ce4"/>
        </table:table-row>
        <table:table-row table:style-name="ro1">
          <table:table-cell table:number-columns-repeated="3"/>
          <table:table-cell table:formula="of:=[.B30]+[.B22]" office:value-type="float" office:value="56" calcext:value-type="float">
            <text:p>56</text:p>
          </table:table-cell>
          <table:table-cell table:formula="of:=[.B31]+2*[.B23]" office:value-type="float" office:value="78" calcext:value-type="float">
            <text:p>78</text:p>
          </table:table-cell>
          <table:table-cell table:formula="of:=[.B32]+2*[.B24]" office:value-type="float" office:value="112" calcext:value-type="float">
            <text:p>112</text:p>
          </table:table-cell>
          <table:table-cell table:formula="of:=2*[.L42]+([.B40]-2)*[.L44]" office:value-type="float" office:value="400" calcext:value-type="float">
            <text:p>400</text:p>
          </table:table-cell>
          <table:table-cell table:style-name="ce2" table:formula="of:=IF(AND([.L40]=[.L45];[.L40]=[.L44];[.L40]=[.L46]))" office:value-type="boolean" office:boolean-value="true" calcext:value-type="boolean">
            <text:p>TRUE</text:p>
          </table:table-cell>
          <table:table-cell/>
          <table:table-cell table:formula="of:=[.J28]" office:value-type="float" office:value="16" calcext:value-type="float">
            <text:p>16</text:p>
          </table:table-cell>
          <table:table-cell office:value-type="string" calcext:value-type="string">
            <text:p>O1</text:p>
          </table:table-cell>
          <table:table-cell table:formula="of:=[.D43]-[.B22]" office:value-type="float" office:value="50" calcext:value-type="float">
            <text:p>50</text:p>
          </table:table-cell>
          <table:table-cell table:formula="of:=[.E43]-2*[.B23]" office:value-type="float" office:value="66" calcext:value-type="float">
            <text:p>66</text:p>
          </table:table-cell>
          <table:table-cell table:formula="of:=[.F43]-2*[.B24]" office:value-type="float" office:value="100" calcext:value-type="float">
            <text:p>100</text:p>
          </table:table-cell>
          <table:table-cell table:formula="of:=[.B22]*[.M43]*[.N43]" office:value-type="float" office:value="39600" calcext:value-type="float">
            <text:p>39600</text:p>
          </table:table-cell>
          <table:table-cell table:formula="of:=[.B23]*[.L43]*[.N43]" office:value-type="float" office:value="30000" calcext:value-type="float">
            <text:p>30000</text:p>
          </table:table-cell>
          <table:table-cell table:formula="of:=[.B24]*[.L43]*[.M43]" office:value-type="float" office:value="19800" calcext:value-type="float">
            <text:p>198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3]*[.O43]" office:value-type="float" office:value="39600" calcext:value-type="float">
            <text:p>39600</text:p>
          </table:table-cell>
          <table:table-cell table:formula="of:=[.T43]*[.P43]" office:value-type="float" office:value="60000" calcext:value-type="float">
            <text:p>60000</text:p>
          </table:table-cell>
          <table:table-cell table:formula="of:=[.U43]*[.Q43]" office:value-type="float" office:value="39600" calcext:value-type="float">
            <text:p>39600</text:p>
          </table:table-cell>
          <table:table-cell table:number-columns-repeated="2"/>
          <table:table-cell table:formula="of:=SUM([.W43:.Y43])" office:value-type="float" office:value="139200" calcext:value-type="float">
            <text:p>139200</text:p>
          </table:table-cell>
          <table:table-cell table:style-name="ce3" table:formula="of:=([.AB43]/[.AC36])-1" office:value-type="percentage" office:value="0.557046979865772" calcext:value-type="percentage">
            <text:p>55.70%</text:p>
          </table:table-cell>
          <table:table-cell table:formula="of:=[.AB43]-[.AC36]" office:value-type="float" office:value="49800" calcext:value-type="float">
            <text:p>49800</text:p>
          </table:table-cell>
          <table:table-cell table:style-name="ce3" table:formula="of:=([.D43]*[.E43]*[.F43]/[.AE36])-1" office:value-type="percentage" office:value="0.144654088050314" calcext:value-type="percentage">
            <text:p>14.47%</text:p>
          </table:table-cell>
          <table:table-cell table:style-name="ce4"/>
        </table:table-row>
        <table:table-row table:style-name="ro1">
          <table:table-cell table:number-columns-repeated="3"/>
          <table:table-cell table:formula="of:=[.B30]+2*[.B22]" office:value-type="float" office:value="62" calcext:value-type="float">
            <text:p>62</text:p>
          </table:table-cell>
          <table:table-cell table:formula="of:=[.B31]+[.B23]" office:value-type="float" office:value="72" calcext:value-type="float">
            <text:p>72</text:p>
          </table:table-cell>
          <table:table-cell table:formula="of:=[.B32]+2*[.B24]" office:value-type="float" office:value="112" calcext:value-type="float">
            <text:p>112</text:p>
          </table:table-cell>
          <table:table-cell table:formula="of:=2*[.M47]+([.B41]-2)*[.M41]" office:value-type="float" office:value="396" calcext:value-type="float">
            <text:p>396</text:p>
          </table:table-cell>
          <table:table-cell table:style-name="ce2" table:formula="of:=IF(AND([.M41]=[.M43];[.M41]=[.M45];[.M41]=[.M46]))" office:value-type="boolean" office:boolean-value="true" calcext:value-type="boolean">
            <text:p>TRUE</text:p>
          </table:table-cell>
          <table:table-cell/>
          <table:table-cell table:formula="of:=[.J29]" office:value-type="float" office:value="24" calcext:value-type="float">
            <text:p>24</text:p>
          </table:table-cell>
          <table:table-cell office:value-type="string" calcext:value-type="string">
            <text:p>O2</text:p>
          </table:table-cell>
          <table:table-cell table:formula="of:=[.D44]-2*[.B22]" office:value-type="float" office:value="50" calcext:value-type="float">
            <text:p>50</text:p>
          </table:table-cell>
          <table:table-cell table:formula="of:=[.E44]-[.B23]" office:value-type="float" office:value="66" calcext:value-type="float">
            <text:p>66</text:p>
          </table:table-cell>
          <table:table-cell table:formula="of:=[.F44]-2*[.B24]" office:value-type="float" office:value="100" calcext:value-type="float">
            <text:p>100</text:p>
          </table:table-cell>
          <table:table-cell table:formula="of:=[.B22]*[.M44]*[.N44]" office:value-type="float" office:value="39600" calcext:value-type="float">
            <text:p>39600</text:p>
          </table:table-cell>
          <table:table-cell table:formula="of:=[.B23]*[.L44]*[.N44]" office:value-type="float" office:value="30000" calcext:value-type="float">
            <text:p>30000</text:p>
          </table:table-cell>
          <table:table-cell table:formula="of:=[.B24]*[.L44]*[.M44]" office:value-type="float" office:value="19800" calcext:value-type="float">
            <text:p>19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44]*[.O44]" office:value-type="float" office:value="79200" calcext:value-type="float">
            <text:p>79200</text:p>
          </table:table-cell>
          <table:table-cell table:formula="of:=[.T44]*[.P44]" office:value-type="float" office:value="30000" calcext:value-type="float">
            <text:p>30000</text:p>
          </table:table-cell>
          <table:table-cell table:formula="of:=[.U44]*[.Q44]" office:value-type="float" office:value="39600" calcext:value-type="float">
            <text:p>39600</text:p>
          </table:table-cell>
          <table:table-cell table:number-columns-repeated="2"/>
          <table:table-cell table:formula="of:=SUM([.W44:.Y44])" office:value-type="float" office:value="148800" calcext:value-type="float">
            <text:p>148800</text:p>
          </table:table-cell>
          <table:table-cell table:style-name="ce3" table:formula="of:=([.AB44]/[.AC36])-1" office:value-type="percentage" office:value="0.664429530201342" calcext:value-type="percentage">
            <text:p>66.44%</text:p>
          </table:table-cell>
          <table:table-cell table:formula="of:=[.AB44]-[.AC36]" office:value-type="float" office:value="59400" calcext:value-type="float">
            <text:p>59400</text:p>
          </table:table-cell>
          <table:table-cell table:style-name="ce3" table:formula="of:=([.D44]*[.E44]*[.F44]/[.AE36])-1" office:value-type="percentage" office:value="0.169811320754717" calcext:value-type="percentage">
            <text:p>16.98%</text:p>
          </table:table-cell>
          <table:table-cell table:style-name="ce4"/>
        </table:table-row>
        <table:table-row table:style-name="ro1">
          <table:table-cell table:number-columns-repeated="3"/>
          <table:table-cell table:formula="of:=[.B30]+2*[.B22]" office:value-type="float" office:value="62" calcext:value-type="float">
            <text:p>62</text:p>
          </table:table-cell>
          <table:table-cell table:formula="of:=[.B31]+2*[.B23]" office:value-type="float" office:value="78" calcext:value-type="float">
            <text:p>78</text:p>
          </table:table-cell>
          <table:table-cell table:formula="of:=[.B32]+[.B24]" office:value-type="float" office:value="106" calcext:value-type="float">
            <text:p>106</text:p>
          </table:table-cell>
          <table:table-cell table:formula="of:=2*[.M40]+([.B41]-2)*[.M45]" office:value-type="float" office:value="396" calcext:value-type="float">
            <text:p>396</text:p>
          </table:table-cell>
          <table:table-cell table:style-name="ce2" table:formula="of:=IF(AND([.N42]=[.N44];[.N42]=[.N43];[.N42]=[.N46]))" office:value-type="boolean" office:boolean-value="true" calcext:value-type="boolean">
            <text:p>TRUE</text:p>
          </table:table-cell>
          <table:table-cell/>
          <table:table-cell table:formula="of:=[.J30]" office:value-type="float" office:value="48" calcext:value-type="float">
            <text:p>48</text:p>
          </table:table-cell>
          <table:table-cell office:value-type="string" calcext:value-type="string">
            <text:p>O3</text:p>
          </table:table-cell>
          <table:table-cell table:formula="of:=[.D45]-2*[.B22]" office:value-type="float" office:value="50" calcext:value-type="float">
            <text:p>50</text:p>
          </table:table-cell>
          <table:table-cell table:formula="of:=[.E45]-2*[.B23]" office:value-type="float" office:value="66" calcext:value-type="float">
            <text:p>66</text:p>
          </table:table-cell>
          <table:table-cell table:formula="of:=[.F45]-[.B24]" office:value-type="float" office:value="100" calcext:value-type="float">
            <text:p>100</text:p>
          </table:table-cell>
          <table:table-cell table:formula="of:=[.B22]*[.M45]*[.N45]" office:value-type="float" office:value="39600" calcext:value-type="float">
            <text:p>39600</text:p>
          </table:table-cell>
          <table:table-cell table:formula="of:=[.B23]*[.L45]*[.N45]" office:value-type="float" office:value="30000" calcext:value-type="float">
            <text:p>30000</text:p>
          </table:table-cell>
          <table:table-cell table:formula="of:=[.B24]*[.L45]*[.M45]" office:value-type="float" office:value="19800" calcext:value-type="float">
            <text:p>198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5]*[.O45]" office:value-type="float" office:value="79200" calcext:value-type="float">
            <text:p>79200</text:p>
          </table:table-cell>
          <table:table-cell table:formula="of:=[.T45]*[.P45]" office:value-type="float" office:value="60000" calcext:value-type="float">
            <text:p>60000</text:p>
          </table:table-cell>
          <table:table-cell table:formula="of:=[.U45]*[.Q45]" office:value-type="float" office:value="19800" calcext:value-type="float">
            <text:p>19800</text:p>
          </table:table-cell>
          <table:table-cell table:number-columns-repeated="2"/>
          <table:table-cell table:formula="of:=SUM([.W45:.Y45])" office:value-type="float" office:value="159000" calcext:value-type="float">
            <text:p>159000</text:p>
          </table:table-cell>
          <table:table-cell table:style-name="ce3" table:formula="of:=([.AB45]/[.AC36])-1" office:value-type="percentage" office:value="0.778523489932886" calcext:value-type="percentage">
            <text:p>77.85%</text:p>
          </table:table-cell>
          <table:table-cell table:formula="of:=[.AB45]-[.AC36]" office:value-type="float" office:value="69600" calcext:value-type="float">
            <text:p>69600</text:p>
          </table:table-cell>
          <table:table-cell table:style-name="ce3" table:formula="of:=([.D45]*[.E45]*[.F45]/[.AE36])-1" office:value-type="percentage" office:value="0.199404761904762" calcext:value-type="percentage">
            <text:p>19.94%</text:p>
          </table:table-cell>
          <table:table-cell table:style-name="ce4"/>
        </table:table-row>
        <table:table-row table:style-name="ro1">
          <table:table-cell table:number-columns-repeated="3"/>
          <table:table-cell table:formula="of:=[.B30]+2*[.B22]" office:value-type="float" office:value="62" calcext:value-type="float">
            <text:p>62</text:p>
          </table:table-cell>
          <table:table-cell table:formula="of:=[.B31]+2*[.B23]" office:value-type="float" office:value="78" calcext:value-type="float">
            <text:p>78</text:p>
          </table:table-cell>
          <table:table-cell table:formula="of:=[.B32]+2*[.B24]" office:value-type="float" office:value="112" calcext:value-type="float">
            <text:p>112</text:p>
          </table:table-cell>
          <table:table-cell table:formula="of:=2*[.M42]+([.B41]-2)*[.M43]" office:value-type="float" office:value="396" calcext:value-type="float">
            <text:p>396</text:p>
          </table:table-cell>
          <table:table-cell table:number-columns-repeated="2"/>
          <table:table-cell table:formula="of:=[.J31]"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table:formula="of:=[.D46]-2*[.B22]" office:value-type="float" office:value="50" calcext:value-type="float">
            <text:p>50</text:p>
          </table:table-cell>
          <table:table-cell table:formula="of:=[.E46]-2*[.B23]" office:value-type="float" office:value="66" calcext:value-type="float">
            <text:p>66</text:p>
          </table:table-cell>
          <table:table-cell table:formula="of:=[.F46]-2*[.B24]" office:value-type="float" office:value="100" calcext:value-type="float">
            <text:p>100</text:p>
          </table:table-cell>
          <table:table-cell table:formula="of:=[.B22]*[.M46]*[.N46]" office:value-type="float" office:value="39600" calcext:value-type="float">
            <text:p>39600</text:p>
          </table:table-cell>
          <table:table-cell table:formula="of:=[.B23]*[.L46]*[.N46]" office:value-type="float" office:value="30000" calcext:value-type="float">
            <text:p>30000</text:p>
          </table:table-cell>
          <table:table-cell table:formula="of:=[.B24]*[.L46]*[.M46]" office:value-type="float" office:value="19800" calcext:value-type="float">
            <text:p>1980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[.S46]*[.O46]" office:value-type="float" office:value="79200" calcext:value-type="float">
            <text:p>79200</text:p>
          </table:table-cell>
          <table:table-cell table:formula="of:=[.T46]*[.P46]" office:value-type="float" office:value="60000" calcext:value-type="float">
            <text:p>60000</text:p>
          </table:table-cell>
          <table:table-cell table:formula="of:=[.U46]*[.Q46]" office:value-type="float" office:value="39600" calcext:value-type="float">
            <text:p>39600</text:p>
          </table:table-cell>
          <table:table-cell table:number-columns-repeated="2"/>
          <table:table-cell table:formula="of:=SUM([.W46:.Y46])" office:value-type="float" office:value="178800" calcext:value-type="float">
            <text:p>178800</text:p>
          </table:table-cell>
          <table:table-cell table:style-name="ce3" table:formula="of:=([.AB46]/[.AC36])-1" office:value-type="percentage" office:value="1" calcext:value-type="percentage">
            <text:p>100.00%</text:p>
          </table:table-cell>
          <table:table-cell table:formula="of:=[.AB46]-[.AC36]" office:value-type="float" office:value="89400" calcext:value-type="float">
            <text:p>89400</text:p>
          </table:table-cell>
          <table:table-cell table:style-name="ce3" table:formula="of:=([.D46]*[.E46]*[.F46]/[.AE36])-1" office:value-type="percentage" office:value="0.267295597484277" calcext:value-type="percentage">
            <text:p>26.73%</text:p>
          </table:table-cell>
          <table:table-cell table:style-name="ce5"/>
        </table:table-row>
        <table:table-row table:style-name="ro1">
          <table:table-cell table:number-columns-repeated="3"/>
          <table:table-cell table:formula="of:=[.B30]+[.B22]" office:value-type="float" office:value="56" calcext:value-type="float">
            <text:p>56</text:p>
          </table:table-cell>
          <table:table-cell table:formula="of:=[.B31]+[.B23]" office:value-type="float" office:value="72" calcext:value-type="float">
            <text:p>72</text:p>
          </table:table-cell>
          <table:table-cell table:formula="of:=[.B32]+[.B24]" office:value-type="float" office:value="106" calcext:value-type="float">
            <text:p>106</text:p>
          </table:table-cell>
          <table:table-cell table:formula="of:=2*[.M44]+([.B41]-2)*[.M46]" office:value-type="float" office:value="396" calcext:value-type="float">
            <text:p>396</text:p>
          </table:table-cell>
          <table:table-cell table:number-columns-repeated="2"/>
          <table:table-cell table:formula="of:=[.J32]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formula="of:=[.D47]-[.B22]" office:value-type="float" office:value="50" calcext:value-type="float">
            <text:p>50</text:p>
          </table:table-cell>
          <table:table-cell table:formula="of:=[.E47]-[.B23]" office:value-type="float" office:value="66" calcext:value-type="float">
            <text:p>66</text:p>
          </table:table-cell>
          <table:table-cell table:formula="of:=[.F47]-[.B24]" office:value-type="float" office:value="100" calcext:value-type="float">
            <text:p>100</text:p>
          </table:table-cell>
          <table:table-cell table:formula="of:=[.B22]*[.M47]*[.N47]" office:value-type="float" office:value="39600" calcext:value-type="float">
            <text:p>39600</text:p>
          </table:table-cell>
          <table:table-cell table:formula="of:=[.B23]*[.L47]*[.N47]" office:value-type="float" office:value="30000" calcext:value-type="float">
            <text:p>30000</text:p>
          </table:table-cell>
          <table:table-cell table:formula="of:=[.B24]*[.L47]*[.M47]" office:value-type="float" office:value="19800" calcext:value-type="float">
            <text:p>198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S47]*[.O47]" office:value-type="float" office:value="39600" calcext:value-type="float">
            <text:p>39600</text:p>
          </table:table-cell>
          <table:table-cell table:formula="of:=[.T47]*[.P47]" office:value-type="float" office:value="30000" calcext:value-type="float">
            <text:p>30000</text:p>
          </table:table-cell>
          <table:table-cell table:formula="of:=[.U47]*[.Q47]" office:value-type="float" office:value="19800" calcext:value-type="float">
            <text:p>19800</text:p>
          </table:table-cell>
          <table:table-cell table:number-columns-repeated="2"/>
          <table:table-cell table:formula="of:=SUM([.W47:.Y47])" office:value-type="float" office:value="89400" calcext:value-type="float">
            <text:p>89400</text:p>
          </table:table-cell>
          <table:table-cell table:style-name="ce3" table:formula="of:=([.AB47]/[.AC36])-1" office:value-type="percentage" office:value="0" calcext:value-type="percentage">
            <text:p>0.00%</text:p>
          </table:table-cell>
          <table:table-cell table:formula="of:=[.AB47]-[.AC36]" office:value-type="float" office:value="0" calcext:value-type="float">
            <text:p>0</text:p>
          </table:table-cell>
          <table:table-cell table:style-name="ce3" table:formula="of:=([.D47]*[.E47]*[.F47]/[.AE36])-1" office:value-type="percentage" office:value="0" calcext:value-type="percentage">
            <text:p>0.00%</text:p>
          </table:table-cell>
          <table:table-cell table:style-name="ce4"/>
        </table:table-row>
        <table:table-row table:style-name="ro1">
          <table:table-cell table:number-columns-repeated="6"/>
          <table:table-cell table:formula="of:=2*[.N47]+([.B42]-2)*[.N42]" office:value-type="float" office:value="400" calcext:value-type="float">
            <text:p>400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SUM([.D40:.D48])" office:value-type="float" office:value="472" calcext:value-type="float">
            <text:p>472</text:p>
          </table:table-cell>
          <table:table-cell table:formula="of:=SUM([.E40:.E48])" office:value-type="float" office:value="600" calcext:value-type="float">
            <text:p>600</text:p>
          </table:table-cell>
          <table:table-cell table:formula="of:=SUM([.F40:.F48])" office:value-type="float" office:value="872" calcext:value-type="float">
            <text:p>872</text:p>
          </table:table-cell>
          <table:table-cell table:formula="of:=2*[.N40]+([.B42]-2)*[.N44]" office:value-type="float" office:value="400" calcext:value-type="float">
            <text:p>400</text:p>
          </table:table-cell>
          <table:table-cell table:number-columns-repeated="15"/>
          <table:table-cell table:formula="of:=MAX([.W40:.W47])-MIN([.W40:.W47])" office:value-type="float" office:value="39600" calcext:value-type="float">
            <text:p>39600</text:p>
          </table:table-cell>
          <table:table-cell table:formula="of:=MAX([.X40:.X47])-MIN([.X40:.X47])" office:value-type="float" office:value="30000" calcext:value-type="float">
            <text:p>30000</text:p>
          </table:table-cell>
          <table:table-cell table:formula="of:=MAX([.Y40:.Y47])-MIN([.Y40:.Y47])" office:value-type="float" office:value="19800" calcext:value-type="float">
            <text:p>198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40]*[.E40]*[.F40]*[.J40];[.D41]*[.E41]*[.F41]*[.J41];[.D42]*[.E42]*[.F42]*[.J42];[.D43]*[.E43]*[.F43]*[.J43];[.D44]*[.E44]*[.F44]*[.J44];[.D45]*[.E45]*[.F45]*[.J45];[.D46]*[.E46]*[.F46]*[.J46];[.D47]*[.E47]*[.F47]*[.J47])" office:value-type="float" office:value="96226944" calcext:value-type="float">
            <text:p>96226944</text:p>
          </table:table-cell>
          <table:table-cell table:number-columns-repeated="2"/>
          <table:table-cell table:formula="of:=2*[.N45]+([.B42]-2)*[.N46]" office:value-type="float" office:value="400" calcext:value-type="float">
            <text:p>400</text:p>
          </table:table-cell>
          <table:table-cell table:number-columns-repeated="25"/>
        </table:table-row>
        <table:table-row table:style-name="ro2">
          <table:table-cell table:number-columns-repeated="6"/>
          <table:table-cell table:formula="of:=2*[.N41]+([.B42]-2)*[.N43]" office:value-type="float" office:value="400" calcext:value-type="float">
            <text:p>400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42" calcext:value-type="float">
            <text:p>242</text:p>
          </table:table-cell>
          <table:table-cell table:formula="of:=([.B19]-2*[.D52])/([.B25]-2)" office:value-type="float" office:value="-14" calcext:value-type="float">
            <text:p>-14</text:p>
          </table:table-cell>
          <table:table-cell table:number-columns-repeated="23"/>
          <table:table-cell table:formula="of:=MIN([.AA56:.AA63])" office:value-type="float" office:value="-82236" calcext:value-type="float">
            <text:p>-82236</text:p>
          </table:table-cell>
          <table:table-cell/>
          <table:table-cell table:formula="of:=MIN([.K66:.K73])" office:value-type="float" office:value="-1016400" calcext:value-type="float">
            <text:p>-101640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42" calcext:value-type="float">
            <text:p>242</text:p>
          </table:table-cell>
          <table:table-cell table:formula="of:=([.B20]-2*[.D53])/([.B26]-2)" office:value-type="float" office:value="-21" calcext:value-type="float">
            <text:p>-21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200" calcext:value-type="float">
            <text:p>200</text:p>
          </table:table-cell>
          <table:table-cell table:formula="of:=([.B21]-2*[.D54])/([.B27]-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 table:number-columns-spanned="3" table:number-rows-spanned="1">
            <text:p>Inner siz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OR size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Nb neighbor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m size</text:p>
          </table:table-cell>
          <table:covered-table-cell table:number-columns-repeated="2"/>
          <table:table-cell/>
          <table:table-cell office:value-type="string" calcext:value-type="string">
            <text:p>Total comms</text:p>
          </table:table-cell>
          <table:table-cell/>
          <table:table-cell office:value-type="string" calcext:value-type="string">
            <text:p>Comm overhead</text:p>
          </table:table-cell>
          <table:table-cell/>
          <table:table-cell office:value-type="string" calcext:value-type="string">
            <text:p>Comp overhead</text:p>
          </table:table-cell>
          <table:table-cell office:value-type="string" calcext:value-type="string">
            <text:p>Border comp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7"/>
        </table:table-row>
        <table:table-row table:style-name="ro2">
          <table:table-cell/>
          <table:table-cell table:formula="of:=[.B25]" office:value-type="float" office:value="8" calcext:value-type="float">
            <text:p>8</text:p>
          </table:table-cell>
          <table:table-cell/>
          <table:table-cell table:formula="of:=[.E52]+2*[.B22]" office:value-type="float" office:value="-2" calcext:value-type="float">
            <text:p>-2</text:p>
          </table:table-cell>
          <table:table-cell table:formula="of:=[.D53]+[.B23]" office:value-type="float" office:value="248" calcext:value-type="float">
            <text:p>248</text:p>
          </table:table-cell>
          <table:table-cell table:formula="of:=[.D54]+[.B24]" office:value-type="float" office:value="206" calcext:value-type="float">
            <text:p>206</text:p>
          </table:table-cell>
          <table:table-cell table:formula="of:=2*[.L63]+([.B56]-2)*[.L56]" office:value-type="float" office:value="400" calcext:value-type="float">
            <text:p>400</text:p>
          </table:table-cell>
          <table:table-cell table:style-name="ce2" table:formula="of:=IF(AND([.L63]=[.L57];[.L63]=[.L58];[.L63]=[.L59]))" office:value-type="boolean" office:boolean-value="true" calcext:value-type="boolean">
            <text:p>TRUE</text:p>
          </table:table-cell>
          <table:table-cell/>
          <table:table-cell table:formula="of:=[.J41]"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table:formula="of:=[.D56]-2*[.B22]" office:value-type="float" office:value="-14" calcext:value-type="float">
            <text:p>-14</text:p>
          </table:table-cell>
          <table:table-cell table:formula="of:=[.E56]-[.B23]" office:value-type="float" office:value="242" calcext:value-type="float">
            <text:p>242</text:p>
          </table:table-cell>
          <table:table-cell table:formula="of:=[.F56]-[.B24]" office:value-type="float" office:value="200" calcext:value-type="float">
            <text:p>200</text:p>
          </table:table-cell>
          <table:table-cell table:formula="of:=[.B22]*[.M56]*[.N56]" office:value-type="float" office:value="290400" calcext:value-type="float">
            <text:p>290400</text:p>
          </table:table-cell>
          <table:table-cell table:formula="of:=[.B23]*[.L56]*[.N56]" office:value-type="float" office:value="-16800" calcext:value-type="float">
            <text:p>-16800</text:p>
          </table:table-cell>
          <table:table-cell table:formula="of:=[.B24]*[.L56]*[.M56]" office:value-type="float" office:value="-20328" calcext:value-type="float">
            <text:p>-203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56]*[.O56]" office:value-type="float" office:value="580800" calcext:value-type="float">
            <text:p>580800</text:p>
          </table:table-cell>
          <table:table-cell table:formula="of:=[.T56]*[.P56]" office:value-type="float" office:value="-16800" calcext:value-type="float">
            <text:p>-16800</text:p>
          </table:table-cell>
          <table:table-cell table:formula="of:=[.U56]*[.Q56]" office:value-type="float" office:value="-20328" calcext:value-type="float">
            <text:p>-20328</text:p>
          </table:table-cell>
          <table:table-cell/>
          <table:table-cell table:formula="of:=SUM([.W56:.Y56])" office:value-type="float" office:value="543672" calcext:value-type="float">
            <text:p>543672</text:p>
          </table:table-cell>
          <table:table-cell/>
          <table:table-cell table:style-name="ce3" table:formula="of:=([.AA56]/[.AC52])-1" office:value-type="percentage" office:value="-7.61111921786079" calcext:value-type="percentage">
            <text:p>-761.11%</text:p>
          </table:table-cell>
          <table:table-cell table:formula="of:=[.AA56]-[.AC52]" office:value-type="float" office:value="625908" calcext:value-type="float">
            <text:p>625908</text:p>
          </table:table-cell>
          <table:table-cell table:style-name="ce3" table:formula="of:=([.D56]*[.E56]*[.F56]/[.AE52])-1" office:value-type="percentage" office:value="-0.899472648563558" calcext:value-type="percentage">
            <text:p>-89.95%</text:p>
          </table:table-cell>
          <table:table-cell table:style-name="ce4"/>
        </table:table-row>
        <table:table-row table:style-name="ro2">
          <table:table-cell/>
          <table:table-cell table:formula="of:=[.B26]" office:value-type="float" office:value="6" calcext:value-type="float">
            <text:p>6</text:p>
          </table:table-cell>
          <table:table-cell/>
          <table:table-cell table:formula="of:=[.D52]+[.B22]" office:value-type="float" office:value="248" calcext:value-type="float">
            <text:p>248</text:p>
          </table:table-cell>
          <table:table-cell table:formula="of:=[.E53]+2*[.B23]" office:value-type="float" office:value="-9" calcext:value-type="float">
            <text:p>-9</text:p>
          </table:table-cell>
          <table:table-cell table:formula="of:=[.D54]+[.B24]" office:value-type="float" office:value="206" calcext:value-type="float">
            <text:p>206</text:p>
          </table:table-cell>
          <table:table-cell table:formula="of:=2*[.L57]+([.B56]-2)*[.L61]" office:value-type="float" office:value="400" calcext:value-type="float">
            <text:p>400</text:p>
          </table:table-cell>
          <table:table-cell table:style-name="ce2" table:formula="of:=IF(AND([.M63]=[.M56];[.M63]=[.M58];[.M63]=[.M60]))" office:value-type="boolean" office:boolean-value="true" calcext:value-type="boolean">
            <text:p>TRUE</text:p>
          </table:table-cell>
          <table:table-cell/>
          <table:table-cell table:formula="of:=[.J42]"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table:formula="of:=[.D57]-[.B22]" office:value-type="float" office:value="242" calcext:value-type="float">
            <text:p>242</text:p>
          </table:table-cell>
          <table:table-cell table:formula="of:=[.E57]-2*[.B23]" office:value-type="float" office:value="-21" calcext:value-type="float">
            <text:p>-21</text:p>
          </table:table-cell>
          <table:table-cell table:formula="of:=[.F57]-[.B24]" office:value-type="float" office:value="200" calcext:value-type="float">
            <text:p>200</text:p>
          </table:table-cell>
          <table:table-cell table:formula="of:=[.B22]*[.M57]*[.N57]" office:value-type="float" office:value="-25200" calcext:value-type="float">
            <text:p>-25200</text:p>
          </table:table-cell>
          <table:table-cell table:formula="of:=[.B23]*[.L57]*[.N57]" office:value-type="float" office:value="290400" calcext:value-type="float">
            <text:p>290400</text:p>
          </table:table-cell>
          <table:table-cell table:formula="of:=[.B24]*[.L57]*[.M57]" office:value-type="float" office:value="-30492" calcext:value-type="float">
            <text:p>-30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7]*[.O57]" office:value-type="float" office:value="-25200" calcext:value-type="float">
            <text:p>-25200</text:p>
          </table:table-cell>
          <table:table-cell table:formula="of:=[.T57]*[.P57]" office:value-type="float" office:value="580800" calcext:value-type="float">
            <text:p>580800</text:p>
          </table:table-cell>
          <table:table-cell table:formula="of:=[.U57]*[.Q57]" office:value-type="float" office:value="-30492" calcext:value-type="float">
            <text:p>-30492</text:p>
          </table:table-cell>
          <table:table-cell/>
          <table:table-cell table:formula="of:=SUM([.W57:.Y57])" office:value-type="float" office:value="525108" calcext:value-type="float">
            <text:p>525108</text:p>
          </table:table-cell>
          <table:table-cell/>
          <table:table-cell table:style-name="ce3" table:formula="of:=([.AA57]/[.AC52])-1" office:value-type="percentage" office:value="-7.38537866627754" calcext:value-type="percentage">
            <text:p>-738.54%</text:p>
          </table:table-cell>
          <table:table-cell table:formula="of:=[.AA57]-[.AC52]" office:value-type="float" office:value="607344" calcext:value-type="float">
            <text:p>607344</text:p>
          </table:table-cell>
          <table:table-cell table:style-name="ce3" table:formula="of:=([.D57]*[.E57]*[.F57]/[.AE52])-1" office:value-type="percentage" office:value="-0.547626918536009" calcext:value-type="percentage">
            <text:p>-54.76%</text:p>
          </table:table-cell>
          <table:table-cell table:style-name="ce4"/>
        </table:table-row>
        <table:table-row table:style-name="ro2">
          <table:table-cell/>
          <table:table-cell table:formula="of:=[.B27]" office:value-type="float" office:value="4" calcext:value-type="float">
            <text:p>4</text:p>
          </table:table-cell>
          <table:table-cell/>
          <table:table-cell table:formula="of:=[.D52]+[.B22]" office:value-type="float" office:value="248" calcext:value-type="float">
            <text:p>248</text:p>
          </table:table-cell>
          <table:table-cell table:formula="of:=[.D53]+[.B23]" office:value-type="float" office:value="248" calcext:value-type="float">
            <text:p>248</text:p>
          </table:table-cell>
          <table:table-cell table:formula="of:=[.E54]+2*[.B24]" office:value-type="float" office:value="12" calcext:value-type="float">
            <text:p>12</text:p>
          </table:table-cell>
          <table:table-cell table:formula="of:=[.L59]*2+([.B56]-2)*[.L62]" office:value-type="float" office:value="400" calcext:value-type="float">
            <text:p>400</text:p>
          </table:table-cell>
          <table:table-cell table:style-name="ce2" table:formula="of:=IF(AND([.N63]=[.N56];[.N63]=[.N57];[.N63]=[.N61]))" office:value-type="boolean" office:boolean-value="true" calcext:value-type="boolean">
            <text:p>TRUE</text:p>
          </table:table-cell>
          <table:table-cell/>
          <table:table-cell table:formula="of:=[.J43]"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table:formula="of:=[.D58]-[.B22]" office:value-type="float" office:value="242" calcext:value-type="float">
            <text:p>242</text:p>
          </table:table-cell>
          <table:table-cell table:formula="of:=[.E58]-[.B23]" office:value-type="float" office:value="242" calcext:value-type="float">
            <text:p>242</text:p>
          </table:table-cell>
          <table:table-cell table:formula="of:=[.F58]-2*[.B24]" office:value-type="float" office:value="0" calcext:value-type="float">
            <text:p>0</text:p>
          </table:table-cell>
          <table:table-cell table:formula="of:=[.B22]*[.M58]*[.N58]" office:value-type="float" office:value="0" calcext:value-type="float">
            <text:p>0</text:p>
          </table:table-cell>
          <table:table-cell table:formula="of:=[.B23]*[.L58]*[.N58]" office:value-type="float" office:value="0" calcext:value-type="float">
            <text:p>0</text:p>
          </table:table-cell>
          <table:table-cell table:formula="of:=[.B24]*[.L58]*[.M58]" office:value-type="float" office:value="351384" calcext:value-type="float">
            <text:p>3513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8]*[.O58]" office:value-type="float" office:value="0" calcext:value-type="float">
            <text:p>0</text:p>
          </table:table-cell>
          <table:table-cell table:formula="of:=[.T58]*[.P58]" office:value-type="float" office:value="0" calcext:value-type="float">
            <text:p>0</text:p>
          </table:table-cell>
          <table:table-cell table:formula="of:=[.U58]*[.Q58]" office:value-type="float" office:value="702768" calcext:value-type="float">
            <text:p>702768</text:p>
          </table:table-cell>
          <table:table-cell/>
          <table:table-cell table:formula="of:=SUM([.W58:.Y58])" office:value-type="float" office:value="702768" calcext:value-type="float">
            <text:p>702768</text:p>
          </table:table-cell>
          <table:table-cell/>
          <table:table-cell table:style-name="ce3" table:formula="of:=([.AA58]/[.AC52])-1" office:value-type="percentage" office:value="-9.54574638844302" calcext:value-type="percentage">
            <text:p>-954.57%</text:p>
          </table:table-cell>
          <table:table-cell table:formula="of:=[.AA58]-[.AC52]" office:value-type="float" office:value="785004" calcext:value-type="float">
            <text:p>785004</text:p>
          </table:table-cell>
          <table:table-cell table:style-name="ce3" table:formula="of:=([.D58]*[.E58]*[.F58]/[.AE52])-1" office:value-type="percentage" office:value="-1.72613931523022" calcext:value-type="percentage">
            <text:p>-172.61%</text:p>
          </table:table-cell>
          <table:table-cell table:style-name="ce4"/>
        </table:table-row>
        <table:table-row table:style-name="ro2">
          <table:table-cell table:number-columns-repeated="3"/>
          <table:table-cell table:formula="of:=[.D52]+[.B22]" office:value-type="float" office:value="248" calcext:value-type="float">
            <text:p>248</text:p>
          </table:table-cell>
          <table:table-cell table:formula="of:=[.E53]+2*[.B23]" office:value-type="float" office:value="-9" calcext:value-type="float">
            <text:p>-9</text:p>
          </table:table-cell>
          <table:table-cell table:formula="of:=[.E54]+2*[.B24]" office:value-type="float" office:value="12" calcext:value-type="float">
            <text:p>12</text:p>
          </table:table-cell>
          <table:table-cell table:formula="of:=2*[.L58]+([.B56]-2)*[.L60]" office:value-type="float" office:value="400" calcext:value-type="float">
            <text:p>400</text:p>
          </table:table-cell>
          <table:table-cell table:style-name="ce2" table:formula="of:=IF(AND([.L56]=[.L61];[.L56]=[.L60];[.L56]=[.L62]))" office:value-type="boolean" office:boolean-value="true" calcext:value-type="boolean">
            <text:p>TRUE</text:p>
          </table:table-cell>
          <table:table-cell/>
          <table:table-cell table:formula="of:=[.J44]" office:value-type="float" office:value="24" calcext:value-type="float">
            <text:p>24</text:p>
          </table:table-cell>
          <table:table-cell office:value-type="string" calcext:value-type="string">
            <text:p>O1</text:p>
          </table:table-cell>
          <table:table-cell table:formula="of:=[.D59]-[.B22]" office:value-type="float" office:value="242" calcext:value-type="float">
            <text:p>242</text:p>
          </table:table-cell>
          <table:table-cell table:formula="of:=[.E59]-2*[.B23]" office:value-type="float" office:value="-21" calcext:value-type="float">
            <text:p>-21</text:p>
          </table:table-cell>
          <table:table-cell table:formula="of:=[.F59]-2*[.B24]" office:value-type="float" office:value="0" calcext:value-type="float">
            <text:p>0</text:p>
          </table:table-cell>
          <table:table-cell table:formula="of:=[.B22]*[.M59]*[.N59]" office:value-type="float" office:value="-0" calcext:value-type="float">
            <text:p>0</text:p>
          </table:table-cell>
          <table:table-cell table:formula="of:=[.B23]*[.L59]*[.N59]" office:value-type="float" office:value="0" calcext:value-type="float">
            <text:p>0</text:p>
          </table:table-cell>
          <table:table-cell table:formula="of:=[.B24]*[.L59]*[.M59]" office:value-type="float" office:value="-30492" calcext:value-type="float">
            <text:p>-304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59]*[.O59]" office:value-type="float" office:value="-0" calcext:value-type="float">
            <text:p>0</text:p>
          </table:table-cell>
          <table:table-cell table:formula="of:=[.T59]*[.P59]" office:value-type="float" office:value="0" calcext:value-type="float">
            <text:p>0</text:p>
          </table:table-cell>
          <table:table-cell table:formula="of:=[.U59]*[.Q59]" office:value-type="float" office:value="-60984" calcext:value-type="float">
            <text:p>-60984</text:p>
          </table:table-cell>
          <table:table-cell/>
          <table:table-cell table:formula="of:=SUM([.W59:.Y59])" office:value-type="float" office:value="-60984" calcext:value-type="float">
            <text:p>-60984</text:p>
          </table:table-cell>
          <table:table-cell/>
          <table:table-cell table:style-name="ce3" table:formula="of:=([.AA59]/[.AC52])-1" office:value-type="percentage" office:value="-0.258426966292135" calcext:value-type="percentage">
            <text:p>-25.84%</text:p>
          </table:table-cell>
          <table:table-cell table:formula="of:=[.AA59]-[.AC52]" office:value-type="float" office:value="21252" calcext:value-type="float">
            <text:p>21252</text:p>
          </table:table-cell>
          <table:table-cell table:style-name="ce3" table:formula="of:=([.D59]*[.E59]*[.F59]/[.AE52])-1" office:value-type="percentage" office:value="-0.973648170011806" calcext:value-type="percentage">
            <text:p>-97.36%</text:p>
          </table:table-cell>
          <table:table-cell table:style-name="ce4"/>
        </table:table-row>
        <table:table-row table:style-name="ro2">
          <table:table-cell table:number-columns-repeated="3"/>
          <table:table-cell table:formula="of:=[.E52]+2*[.B22]" office:value-type="float" office:value="-2" calcext:value-type="float">
            <text:p>-2</text:p>
          </table:table-cell>
          <table:table-cell table:formula="of:=[.D53]+[.B23]" office:value-type="float" office:value="248" calcext:value-type="float">
            <text:p>248</text:p>
          </table:table-cell>
          <table:table-cell table:formula="of:=[.E54]+2*[.B24]" office:value-type="float" office:value="12" calcext:value-type="float">
            <text:p>12</text:p>
          </table:table-cell>
          <table:table-cell table:formula="of:=2*[.M63]+([.B57]-2)*[.M57]" office:value-type="float" office:value="400" calcext:value-type="float">
            <text:p>400</text:p>
          </table:table-cell>
          <table:table-cell table:style-name="ce2" table:formula="of:=IF(AND([.M57]=[.M59];[.M57]=[.M61];[.M57]=[.M62]))" office:value-type="boolean" office:boolean-value="true" calcext:value-type="boolean">
            <text:p>TRUE</text:p>
          </table:table-cell>
          <table:table-cell/>
          <table:table-cell table:formula="of:=[.J45]" office:value-type="float" office:value="48" calcext:value-type="float">
            <text:p>48</text:p>
          </table:table-cell>
          <table:table-cell office:value-type="string" calcext:value-type="string">
            <text:p>O2</text:p>
          </table:table-cell>
          <table:table-cell table:formula="of:=[.D60]-2*[.B22]" office:value-type="float" office:value="-14" calcext:value-type="float">
            <text:p>-14</text:p>
          </table:table-cell>
          <table:table-cell table:formula="of:=[.E60]-[.B23]" office:value-type="float" office:value="242" calcext:value-type="float">
            <text:p>242</text:p>
          </table:table-cell>
          <table:table-cell table:formula="of:=[.F60]-2*[.B24]" office:value-type="float" office:value="0" calcext:value-type="float">
            <text:p>0</text:p>
          </table:table-cell>
          <table:table-cell table:formula="of:=[.B22]*[.M60]*[.N60]" office:value-type="float" office:value="0" calcext:value-type="float">
            <text:p>0</text:p>
          </table:table-cell>
          <table:table-cell table:formula="of:=[.B23]*[.L60]*[.N60]" office:value-type="float" office:value="-0" calcext:value-type="float">
            <text:p>0</text:p>
          </table:table-cell>
          <table:table-cell table:formula="of:=[.B24]*[.L60]*[.M60]" office:value-type="float" office:value="-20328" calcext:value-type="float">
            <text:p>-20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60]*[.O60]" office:value-type="float" office:value="0" calcext:value-type="float">
            <text:p>0</text:p>
          </table:table-cell>
          <table:table-cell table:formula="of:=[.T60]*[.P60]" office:value-type="float" office:value="-0" calcext:value-type="float">
            <text:p>0</text:p>
          </table:table-cell>
          <table:table-cell table:formula="of:=[.U60]*[.Q60]" office:value-type="float" office:value="-40656" calcext:value-type="float">
            <text:p>-40656</text:p>
          </table:table-cell>
          <table:table-cell/>
          <table:table-cell table:formula="of:=SUM([.W60:.Y60])" office:value-type="float" office:value="-40656" calcext:value-type="float">
            <text:p>-40656</text:p>
          </table:table-cell>
          <table:table-cell/>
          <table:table-cell table:style-name="ce3" table:formula="of:=([.AA60]/[.AC52])-1" office:value-type="percentage" office:value="-0.50561797752809" calcext:value-type="percentage">
            <text:p>-50.56%</text:p>
          </table:table-cell>
          <table:table-cell table:formula="of:=[.AA60]-[.AC52]" office:value-type="float" office:value="41580" calcext:value-type="float">
            <text:p>41580</text:p>
          </table:table-cell>
          <table:table-cell table:style-name="ce3" table:formula="of:=([.D60]*[.E60]*[.F60]/[.AE52])-1" office:value-type="percentage" office:value="-0.994144037780401" calcext:value-type="percentage">
            <text:p>-99.41%</text:p>
          </table:table-cell>
          <table:table-cell table:style-name="ce4"/>
        </table:table-row>
        <table:table-row table:style-name="ro2">
          <table:table-cell table:number-columns-repeated="3"/>
          <table:table-cell table:formula="of:=[.E52]+2*[.B22]" office:value-type="float" office:value="-2" calcext:value-type="float">
            <text:p>-2</text:p>
          </table:table-cell>
          <table:table-cell table:formula="of:=[.E53]+2*[.B23]" office:value-type="float" office:value="-9" calcext:value-type="float">
            <text:p>-9</text:p>
          </table:table-cell>
          <table:table-cell table:formula="of:=[.D54]+[.B24]" office:value-type="float" office:value="206" calcext:value-type="float">
            <text:p>206</text:p>
          </table:table-cell>
          <table:table-cell table:formula="of:=2*[.M56]+([.B57]-2)*[.M61]" office:value-type="float" office:value="400" calcext:value-type="float">
            <text:p>400</text:p>
          </table:table-cell>
          <table:table-cell table:style-name="ce2" table:formula="of:=IF(AND([.N58]=[.N60];[.N58]=[.N59];[.N58]=[.N62]))" office:value-type="boolean" office:boolean-value="true" calcext:value-type="boolean">
            <text:p>TRUE</text:p>
          </table:table-cell>
          <table:table-cell/>
          <table:table-cell table:formula="of:=[.J46]" office:value-type="float" office:value="48" calcext:value-type="float">
            <text:p>48</text:p>
          </table:table-cell>
          <table:table-cell office:value-type="string" calcext:value-type="string">
            <text:p>O3</text:p>
          </table:table-cell>
          <table:table-cell table:formula="of:=[.D61]-2*[.B22]" office:value-type="float" office:value="-14" calcext:value-type="float">
            <text:p>-14</text:p>
          </table:table-cell>
          <table:table-cell table:formula="of:=[.E61]-2*[.B23]" office:value-type="float" office:value="-21" calcext:value-type="float">
            <text:p>-21</text:p>
          </table:table-cell>
          <table:table-cell table:formula="of:=[.F61]-[.B24]" office:value-type="float" office:value="200" calcext:value-type="float">
            <text:p>200</text:p>
          </table:table-cell>
          <table:table-cell table:formula="of:=[.B22]*[.M61]*[.N61]" office:value-type="float" office:value="-25200" calcext:value-type="float">
            <text:p>-25200</text:p>
          </table:table-cell>
          <table:table-cell table:formula="of:=[.B23]*[.L61]*[.N61]" office:value-type="float" office:value="-16800" calcext:value-type="float">
            <text:p>-16800</text:p>
          </table:table-cell>
          <table:table-cell table:formula="of:=[.B24]*[.L61]*[.M61]" office:value-type="float" office:value="1764" calcext:value-type="float">
            <text:p>176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1]*[.O61]" office:value-type="float" office:value="-50400" calcext:value-type="float">
            <text:p>-50400</text:p>
          </table:table-cell>
          <table:table-cell table:formula="of:=[.T61]*[.P61]" office:value-type="float" office:value="-33600" calcext:value-type="float">
            <text:p>-33600</text:p>
          </table:table-cell>
          <table:table-cell table:formula="of:=[.U61]*[.Q61]" office:value-type="float" office:value="1764" calcext:value-type="float">
            <text:p>1764</text:p>
          </table:table-cell>
          <table:table-cell/>
          <table:table-cell table:formula="of:=SUM([.W61:.Y61])" office:value-type="float" office:value="-82236" calcext:value-type="float">
            <text:p>-82236</text:p>
          </table:table-cell>
          <table:table-cell/>
          <table:table-cell table:style-name="ce3" table:formula="of:=([.AA61]/[.AC52])-1" office:value-type="percentage" office:value="0" calcext:value-type="percentage">
            <text:p>0.00%</text:p>
          </table:table-cell>
          <table:table-cell table:formula="of:=[.AA61]-[.AC52]" office:value-type="float" office:value="0" calcext:value-type="float">
            <text:p>0</text:p>
          </table:table-cell>
          <table:table-cell table:style-name="ce3" table:formula="of:=([.D61]*[.E61]*[.F61]/[.AE52])-1" office:value-type="percentage" office:value="-1.00364817001181" calcext:value-type="percentage">
            <text:p>-100.36%</text:p>
          </table:table-cell>
          <table:table-cell table:style-name="ce4"/>
        </table:table-row>
        <table:table-row table:style-name="ro2">
          <table:table-cell table:number-columns-repeated="3"/>
          <table:table-cell table:formula="of:=[.E52]+2*[.B22]" office:value-type="float" office:value="-2" calcext:value-type="float">
            <text:p>-2</text:p>
          </table:table-cell>
          <table:table-cell table:formula="of:=[.E53]+2*[.B23]" office:value-type="float" office:value="-9" calcext:value-type="float">
            <text:p>-9</text:p>
          </table:table-cell>
          <table:table-cell table:formula="of:=[.E54]+2*[.B24]" office:value-type="float" office:value="12" calcext:value-type="float">
            <text:p>12</text:p>
          </table:table-cell>
          <table:table-cell table:formula="of:=2*[.M58]+([.B57]-2)*[.M59]" office:value-type="float" office:value="400" calcext:value-type="float">
            <text:p>400</text:p>
          </table:table-cell>
          <table:table-cell table:number-columns-repeated="2"/>
          <table:table-cell table:formula="of:=[.J47]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formula="of:=[.D62]-2*[.B22]" office:value-type="float" office:value="-14" calcext:value-type="float">
            <text:p>-14</text:p>
          </table:table-cell>
          <table:table-cell table:formula="of:=[.E62]-2*[.B23]" office:value-type="float" office:value="-21" calcext:value-type="float">
            <text:p>-21</text:p>
          </table:table-cell>
          <table:table-cell table:formula="of:=[.F62]-2*[.B24]" office:value-type="float" office:value="0" calcext:value-type="float">
            <text:p>0</text:p>
          </table:table-cell>
          <table:table-cell table:formula="of:=[.B22]*[.M62]*[.N62]" office:value-type="float" office:value="-0" calcext:value-type="float">
            <text:p>0</text:p>
          </table:table-cell>
          <table:table-cell table:formula="of:=[.B23]*[.L62]*[.N62]" office:value-type="float" office:value="-0" calcext:value-type="float">
            <text:p>0</text:p>
          </table:table-cell>
          <table:table-cell table:formula="of:=[.B24]*[.L62]*[.M62]" office:value-type="float" office:value="1764" calcext:value-type="float">
            <text:p>176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[.S62]*[.O62]" office:value-type="float" office:value="-0" calcext:value-type="float">
            <text:p>0</text:p>
          </table:table-cell>
          <table:table-cell table:formula="of:=[.T62]*[.P62]" office:value-type="float" office:value="-0" calcext:value-type="float">
            <text:p>0</text:p>
          </table:table-cell>
          <table:table-cell table:formula="of:=[.U62]*[.Q62]" office:value-type="float" office:value="3528" calcext:value-type="float">
            <text:p>3528</text:p>
          </table:table-cell>
          <table:table-cell/>
          <table:table-cell table:formula="of:=SUM([.W62:.Y62])" office:value-type="float" office:value="3528" calcext:value-type="float">
            <text:p>3528</text:p>
          </table:table-cell>
          <table:table-cell/>
          <table:table-cell table:style-name="ce3" table:formula="of:=([.AA62]/[.AC52])-1" office:value-type="percentage" office:value="-1.04290091930541" calcext:value-type="percentage">
            <text:p>-104.29%</text:p>
          </table:table-cell>
          <table:table-cell table:formula="of:=[.AA62]-[.AC52]" office:value-type="float" office:value="85764" calcext:value-type="float">
            <text:p>85764</text:p>
          </table:table-cell>
          <table:table-cell table:style-name="ce3" table:formula="of:=([.D62]*[.E62]*[.F62]/[.AE52])-1" office:value-type="percentage" office:value="-1.00021251475797" calcext:value-type="percentage">
            <text:p>-100.02%</text:p>
          </table:table-cell>
          <table:table-cell table:style-name="ce5"/>
        </table:table-row>
        <table:table-row table:style-name="ro2">
          <table:table-cell table:number-columns-repeated="3"/>
          <table:table-cell table:formula="of:=[.D52]+[.B22]" office:value-type="float" office:value="248" calcext:value-type="float">
            <text:p>248</text:p>
          </table:table-cell>
          <table:table-cell table:formula="of:=[.D53]+[.B23]" office:value-type="float" office:value="248" calcext:value-type="float">
            <text:p>248</text:p>
          </table:table-cell>
          <table:table-cell table:formula="of:=[.D54]+[.B24]" office:value-type="float" office:value="206" calcext:value-type="float">
            <text:p>206</text:p>
          </table:table-cell>
          <table:table-cell table:formula="of:=2*[.M60]+([.B57]-2)*[.M62]" office:value-type="float" office:value="400" calcext:value-type="float">
            <text:p>400</text:p>
          </table:table-cell>
          <table:table-cell table:number-columns-repeated="2"/>
          <table:table-cell table:formula="of:=[.J48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[.D63]-[.B22]" office:value-type="float" office:value="242" calcext:value-type="float">
            <text:p>242</text:p>
          </table:table-cell>
          <table:table-cell table:formula="of:=[.E63]-[.B23]" office:value-type="float" office:value="242" calcext:value-type="float">
            <text:p>242</text:p>
          </table:table-cell>
          <table:table-cell table:formula="of:=[.F63]-[.B24]" office:value-type="float" office:value="200" calcext:value-type="float">
            <text:p>200</text:p>
          </table:table-cell>
          <table:table-cell table:formula="of:=[.B22]*[.M63]*[.N63]" office:value-type="float" office:value="290400" calcext:value-type="float">
            <text:p>290400</text:p>
          </table:table-cell>
          <table:table-cell table:formula="of:=[.B23]*[.L63]*[.N63]" office:value-type="float" office:value="290400" calcext:value-type="float">
            <text:p>290400</text:p>
          </table:table-cell>
          <table:table-cell table:formula="of:=[.B24]*[.L63]*[.M63]" office:value-type="float" office:value="351384" calcext:value-type="float">
            <text:p>35138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S63]*[.O63]" office:value-type="float" office:value="290400" calcext:value-type="float">
            <text:p>290400</text:p>
          </table:table-cell>
          <table:table-cell table:formula="of:=[.T63]*[.P63]" office:value-type="float" office:value="290400" calcext:value-type="float">
            <text:p>290400</text:p>
          </table:table-cell>
          <table:table-cell table:formula="of:=[.U63]*[.Q63]" office:value-type="float" office:value="351384" calcext:value-type="float">
            <text:p>351384</text:p>
          </table:table-cell>
          <table:table-cell/>
          <table:table-cell table:formula="of:=SUM([.W63:.Y63])" office:value-type="float" office:value="932184" calcext:value-type="float">
            <text:p>932184</text:p>
          </table:table-cell>
          <table:table-cell/>
          <table:table-cell table:style-name="ce3" table:formula="of:=([.AA63]/[.AC52])-1" office:value-type="percentage" office:value="-12.3354735152488" calcext:value-type="percentage">
            <text:p>-1233.55%</text:p>
          </table:table-cell>
          <table:table-cell table:formula="of:=[.AA63]-[.AC52]" office:value-type="float" office:value="1014420" calcext:value-type="float">
            <text:p>1014420</text:p>
          </table:table-cell>
          <table:table-cell table:style-name="ce3" table:formula="of:=([.D63]*[.E63]*[.F63]/[.AE52])-1" office:value-type="percentage" office:value="-13.4653915781189" calcext:value-type="percentage">
            <text:p>-1346.54%</text:p>
          </table:table-cell>
          <table:table-cell table:style-name="ce4"/>
        </table:table-row>
        <table:table-row table:style-name="ro2">
          <table:table-cell table:number-columns-repeated="6"/>
          <table:table-cell table:formula="of:=2*[.N63]+([.B58]-2)*[.N58]" office:value-type="float" office:value="400" calcext:value-type="float">
            <text:p>400</text:p>
          </table:table-cell>
          <table:table-cell table:number-columns-repeated="25"/>
        </table:table-row>
        <table:table-row table:style-name="ro2">
          <table:table-cell table:number-columns-repeated="6"/>
          <table:table-cell table:formula="of:=2*[.N56]+([.B58]-2)*[.N60]" office:value-type="float" office:value="400" calcext:value-type="float">
            <text:p>400</text:p>
          </table:table-cell>
          <table:table-cell table:number-columns-repeated="25"/>
        </table:table-row>
        <table:table-row table:style-name="ro2">
          <table:table-cell table:number-columns-repeated="6"/>
          <table:table-cell table:formula="of:=2*[.N61]+([.B58]-2)*[.N62]" office:value-type="float" office:value="400" calcext:value-type="float">
            <text:p>400</text:p>
          </table:table-cell>
          <table:table-cell table:number-columns-repeated="3"/>
          <table:table-cell table:formula="of:=[.L56]*[.M56]*[.N56]" office:value-type="float" office:value="-677600" calcext:value-type="float">
            <text:p>-677600</text:p>
          </table:table-cell>
          <table:table-cell table:number-columns-repeated="11"/>
          <table:table-cell table:formula="of:=MAX([.W57:.W64])-MIN([.W57:.W64])" office:value-type="float" office:value="340800" calcext:value-type="float">
            <text:p>340800</text:p>
          </table:table-cell>
          <table:table-cell table:formula="of:=MAX([.X57:.X64])-MIN([.X57:.X64])" office:value-type="float" office:value="614400" calcext:value-type="float">
            <text:p>614400</text:p>
          </table:table-cell>
          <table:table-cell table:formula="of:=MAX([.Y57:.Y64])-MIN([.Y57:.Y64])" office:value-type="float" office:value="763752" calcext:value-type="float">
            <text:p>763752</text:p>
          </table:table-cell>
          <table:table-cell table:number-columns-repeated="4"/>
          <table:table-cell table:formula="of:=MAX([.AD56:.AD63])-MIN([.AD56:.AD63])" office:value-type="float" office:value="1014420" calcext:value-type="float">
            <text:p>1014420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2*[.N57]+([.B58]-2)*[.N59]" office:value-type="float" office:value="400" calcext:value-type="float">
            <text:p>400</text:p>
          </table:table-cell>
          <table:table-cell table:number-columns-repeated="3"/>
          <table:table-cell table:formula="of:=[.L57]*[.M57]*[.N57]" office:value-type="float" office:value="-1016400" calcext:value-type="float">
            <text:p>-1016400</text:p>
          </table:table-cell>
          <table:table-cell table:number-columns-repeated="21"/>
        </table:table-row>
        <table:table-row table:style-name="ro2">
          <table:table-cell table:formula="of:=2*[.D52]+4*[.E52]" office:value-type="float" office:value="428" calcext:value-type="float">
            <text:p>428</text:p>
          </table:table-cell>
          <table:table-cell table:number-columns-repeated="9"/>
          <table:table-cell table:formula="of:=[.L58]*[.M58]*[.N58]" office:value-type="float" office:value="0" calcext:value-type="float">
            <text:p>0</text:p>
          </table:table-cell>
          <table:table-cell table:number-columns-repeated="21"/>
        </table:table-row>
        <table:table-row table:style-name="ro2">
          <table:table-cell table:formula="of:=2*[.E52]+4*[.D52]" office:value-type="float" office:value="940" calcext:value-type="float">
            <text:p>940</text:p>
          </table:table-cell>
          <table:table-cell table:number-columns-repeated="9"/>
          <table:table-cell table:formula="of:=[.L59]*[.M59]*[.N59]" office:value-type="float" office:value="-0" calcext:value-type="float">
            <text:p>0</text:p>
          </table:table-cell>
          <table:table-cell table:number-columns-repeated="21"/>
        </table:table-row>
        <table:table-row table:style-name="ro2">
          <table:table-cell table:number-columns-repeated="10"/>
          <table:table-cell table:formula="of:=[.L60]*[.M60]*[.N60]" office:value-type="float" office:value="-0" calcext:value-type="float">
            <text:p>0</text:p>
          </table:table-cell>
          <table:table-cell table:number-columns-repeated="21"/>
        </table:table-row>
        <table:table-row table:style-name="ro2">
          <table:table-cell table:number-columns-repeated="10"/>
          <table:table-cell table:formula="of:=[.L61]*[.M61]*[.N61]" office:value-type="float" office:value="58800" calcext:value-type="float">
            <text:p>58800</text:p>
          </table:table-cell>
          <table:table-cell table:number-columns-repeated="21"/>
        </table:table-row>
        <table:table-row table:style-name="ro2">
          <table:table-cell table:number-columns-repeated="10"/>
          <table:table-cell table:formula="of:=[.L62]*[.M62]*[.N62]" office:value-type="float" office:value="0" calcext:value-type="float">
            <text:p>0</text:p>
          </table:table-cell>
          <table:table-cell table:number-columns-repeated="21"/>
        </table:table-row>
        <table:table-row table:style-name="ro2">
          <table:table-cell table:number-columns-repeated="10"/>
          <table:table-cell table:formula="of:=[.L63]*[.M63]*[.N63]" office:value-type="float" office:value="11712800" calcext:value-type="float">
            <text:p>11712800</text:p>
          </table:table-cell>
          <table:table-cell table:number-columns-repeated="21"/>
        </table:table-row>
      </table:table>
      <table:table table:name="Feuille2" table:style-name="ta1" table:print="false">
        <table:shapes>
          <draw:frame draw:z-index="0" draw:style-name="gr1" draw:text-style-name="P1" svg:width="0.0787in" svg:height="0.185in" svg:x="5.7638in" svg:y="2.8449in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3.6291in" svg:y="6.4882in">
            <draw:object draw:notify-on-update-of-ranges="Feuille2.A63:Feuille2.A66 Feuille2.A63:Feuille2.A66 Feuille2.M62:Feuille2.M62 Feuille2.M63:Feuille2.M66 Feuille2.A63:Feuille2.A66 Feuille2.N62:Feuille2.N62 Feuille2.N63:Feuille2.N6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3091in" svg:height="3.5339in" svg:x="13.7488in" svg:y="12.6677in">
            <draw:object draw:notify-on-update-of-ranges="Feuille2.A63:Feuille2.A66 Feuille2.A63:Feuille2.A66 Feuille2.P62:Feuille2.P62 Feuille2.P63:Feuille2.P66 Feuille2.A63:Feuille2.A66 Feuille2.Q62:Feuille2.Q62 Feuille2.Q63:Feuille2.Q6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number-columns-repeated="5" table:default-cell-style-name="Default"/>
        <table:table-row table:style-name="ro2">
          <table:table-cell table:number-columns-repeated="17"/>
        </table:table-row>
        <table:table-row table:style-name="ro1">
          <table:table-cell table:number-columns-repeated="8"/>
          <table:table-cell office:value-type="float" office:value="400" calcext:value-type="float">
            <text:p>400</text:p>
          </table:table-cell>
          <table:table-cell table:formula="of:=400*400*400" office:value-type="float" office:value="64000000" calcext:value-type="float">
            <text:p>64000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%</text:p>
          </table:table-cell>
          <table:table-cell/>
          <table:table-cell office:value-type="string" calcext:value-type="string">
            <text:p>MPI</text:p>
          </table:table-cell>
          <table:table-cell office:value-type="string" calcext:value-type="string">
            <text:p>Non-mpi</text:p>
          </table:table-cell>
          <table:table-cell office:value-type="string" calcext:value-type="string">
            <text:p># points per domain</text:p>
          </table:table-cell>
          <table:table-cell office:value-type="string" calcext:value-type="string">
            <text:p># points total</text:p>
          </table:table-cell>
          <table:table-cell office:value-type="string" calcext:value-type="string">
            <text:p>computation overhead (sequential)</text:p>
          </table:table-cell>
          <table:table-cell office:value-type="string" calcext:value-type="string">
            <text:p>computation overhead(1 node)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2.785" calcext:value-type="float">
            <text:p>1602.785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table:formula="of:=100-[.D4]" office:value-type="float" office:value="98.24" calcext:value-type="float">
            <text:p>98.24</text:p>
          </table:table-cell>
          <table:table-cell/>
          <table:table-cell table:formula="of:=[.B4]*[.D4]/100" office:value-type="float" office:value="28.209016" calcext:value-type="float">
            <text:p>28.209016</text:p>
          </table:table-cell>
          <table:table-cell table:formula="of:=[.B4]*[.E4]/100" office:value-type="float" office:value="1574.575984" calcext:value-type="float">
            <text:p>1574.575984</text:p>
          </table:table-cell>
          <table:table-cell table:formula="of:=112 *145 *212" office:value-type="float" office:value="3442880" calcext:value-type="float">
            <text:p>3442880</text:p>
          </table:table-cell>
          <table:table-cell table:formula="of:=[.I4]*24" office:value-type="float" office:value="82629120" calcext:value-type="float">
            <text:p>82629120</text:p>
          </table:table-cell>
          <table:table-cell table:style-name="ce3" table:formula="of:=([.J4]/[.J2])-1" office:value-type="percentage" office:value="0.29108" calcext:value-type="percentage">
            <text:p>29.11%</text:p>
          </table:table-cell>
          <table:table-cell table:style-name="ce3" table:formula="of:=([.J4]/[.J4])-1" office:value-type="percentage" office:value="0" calcext:value-type="percentage">
            <text:p>0.00%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64.16" calcext:value-type="float">
            <text:p>864.16</text:p>
          </table:table-cell>
          <table:table-cell office:value-type="float" office:value="0.93" calcext:value-type="float">
            <text:p>0.93</text:p>
          </table:table-cell>
          <table:table-cell office:value-type="float" office:value="1.7" calcext:value-type="float">
            <text:p>1.7</text:p>
          </table:table-cell>
          <table:table-cell table:formula="of:=100-[.D5]" office:value-type="float" office:value="98.3" calcext:value-type="float">
            <text:p>98.3</text:p>
          </table:table-cell>
          <table:table-cell/>
          <table:table-cell table:formula="of:=[.B5]*[.D5]/100" office:value-type="float" office:value="14.69072" calcext:value-type="float">
            <text:p>14.69072</text:p>
          </table:table-cell>
          <table:table-cell table:formula="of:=[.B5]*[.E5]/100" office:value-type="float" office:value="849.46928" calcext:value-type="float">
            <text:p>849.46928</text:p>
          </table:table-cell>
          <table:table-cell table:formula="of:=112 *112 *145" office:value-type="float" office:value="1818880" calcext:value-type="float">
            <text:p>1818880</text:p>
          </table:table-cell>
          <table:table-cell table:formula="of:=[.I5]*2*24" office:value-type="float" office:value="87306240" calcext:value-type="float">
            <text:p>87306240</text:p>
          </table:table-cell>
          <table:table-cell table:style-name="ce3" table:formula="of:=([.J5]/[.J2])-1" office:value-type="percentage" office:value="0.36416" calcext:value-type="percentage">
            <text:p>36.42%</text:p>
          </table:table-cell>
          <table:table-cell table:style-name="ce3" table:formula="of:=([.J5]/[.J4])-1" office:value-type="percentage" office:value="0.0566037735849057" calcext:value-type="percentage">
            <text:p>5.66%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6.949" calcext:value-type="float">
            <text:p>476.949</text:p>
          </table:table-cell>
          <table:table-cell office:value-type="float" office:value="0.84" calcext:value-type="float">
            <text:p>0.84</text:p>
          </table:table-cell>
          <table:table-cell office:value-type="float" office:value="2.24" calcext:value-type="float">
            <text:p>2.24</text:p>
          </table:table-cell>
          <table:table-cell table:formula="of:=100-[.D6]" office:value-type="float" office:value="97.76" calcext:value-type="float">
            <text:p>97.76</text:p>
          </table:table-cell>
          <table:table-cell/>
          <table:table-cell table:formula="of:=[.B6]*[.D6]/100" office:value-type="float" office:value="10.6836576" calcext:value-type="float">
            <text:p>10.6836576</text:p>
          </table:table-cell>
          <table:table-cell table:formula="of:=[.B6]*[.E6]/100" office:value-type="float" office:value="466.2653424" calcext:value-type="float">
            <text:p>466.2653424</text:p>
          </table:table-cell>
          <table:table-cell table:formula="of:=78* 112* 112" office:value-type="float" office:value="978432" calcext:value-type="float">
            <text:p>978432</text:p>
          </table:table-cell>
          <table:table-cell table:formula="of:=[.I6]*4*24" office:value-type="float" office:value="93929472" calcext:value-type="float">
            <text:p>93929472</text:p>
          </table:table-cell>
          <table:table-cell table:style-name="ce3" table:formula="of:=([.J6]/[.J2])-1" office:value-type="percentage" office:value="0.467648" calcext:value-type="percentage">
            <text:p>46.76%</text:p>
          </table:table-cell>
          <table:table-cell table:style-name="ce3" table:formula="of:=([.J6]/[.J4])-1" office:value-type="percentage" office:value="0.13675992192583" calcext:value-type="percentage">
            <text:p>13.68%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4.801" calcext:value-type="float">
            <text:p>304.801</text:p>
          </table:table-cell>
          <table:table-cell office:value-type="float" office:value="0.66" calcext:value-type="float">
            <text:p>0.66</text:p>
          </table:table-cell>
          <table:table-cell office:value-type="float" office:value="2.36" calcext:value-type="float">
            <text:p>2.36</text:p>
          </table:table-cell>
          <table:table-cell table:formula="of:=100-[.D7]" office:value-type="float" office:value="97.64" calcext:value-type="float">
            <text:p>97.64</text:p>
          </table:table-cell>
          <table:table-cell/>
          <table:table-cell table:formula="of:=[.B7]*[.D7]/100" office:value-type="float" office:value="7.1933036" calcext:value-type="float">
            <text:p>7.1933036</text:p>
          </table:table-cell>
          <table:table-cell table:formula="of:=[.B7]*[.E7]/100" office:value-type="float" office:value="297.6076964" calcext:value-type="float">
            <text:p>297.6076964</text:p>
          </table:table-cell>
          <table:table-cell table:formula="of:=62 *78  *112" office:value-type="float" office:value="541632" calcext:value-type="float">
            <text:p>541632</text:p>
          </table:table-cell>
          <table:table-cell table:formula="of:=[.I7]*8*24" office:value-type="float" office:value="103993344" calcext:value-type="float">
            <text:p>103993344</text:p>
          </table:table-cell>
          <table:table-cell table:style-name="ce3" table:formula="of:=([.J7]/[.J2])-1" office:value-type="percentage" office:value="0.624896" calcext:value-type="percentage">
            <text:p>62.49%</text:p>
          </table:table-cell>
          <table:table-cell table:style-name="ce3" table:formula="of:=([.J7]/[.J4])-1" office:value-type="percentage" office:value="0.258555627846454" calcext:value-type="percentage">
            <text:p>25.86%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formula="of:=SUM([.B4:.B8])/3600" office:value-type="float" office:value="0.902415277777778" calcext:value-type="float">
            <text:p>0.9024152778</text:p>
          </table:table-cell>
          <table:table-cell table:number-columns-repeated="15"/>
        </table:table-row>
        <table:table-row table:style-name="ro1">
          <table:table-cell/>
          <table:table-cell table:formula="of:=[.B4]*2/3600" office:value-type="float" office:value="0.890436111111111" calcext:value-type="float">
            <text:p>0.8904361111</text:p>
          </table:table-cell>
          <table:table-cell table:number-columns-repeated="1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Percentage char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MPI</text:p>
          </table:table-cell>
          <table:table-cell office:value-type="string" calcext:value-type="string">
            <text:p>%Comp</text:p>
          </table:table-cell>
          <table:table-cell office:value-type="string" calcext:value-type="string">
            <text:p>%Base comp</text:p>
          </table:table-cell>
          <table:table-cell office:value-type="string" calcext:value-type="string">
            <text:p>%Comp overhead</text:p>
          </table:table-cell>
          <table:table-cell table:number-columns-repeated="2"/>
          <table:table-cell office:value-type="string" calcext:value-type="string">
            <text:p>Base comp</text:p>
          </table:table-cell>
          <table:table-cell office:value-type="string" calcext:value-type="string">
            <text:p>Comp overhead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Adjusted Eff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2.785" calcext:value-type="float">
            <text:p>1602.785</text:p>
          </table:table-cell>
          <table:table-cell office:value-type="float" office:value="28.2" calcext:value-type="float">
            <text:p>28.2</text:p>
          </table:table-cell>
          <table:table-cell table:formula="of:=[.B18]-[.C18]" office:value-type="float" office:value="1574.585" calcext:value-type="float">
            <text:p>1574.585</text:p>
          </table:table-cell>
          <table:table-cell table:formula="of:=[.D18]-[.F18]" office:value-type="float" office:value="1574.585" calcext:value-type="float">
            <text:p>1574.585</text:p>
          </table:table-cell>
          <table:table-cell table:formula="of:=[.D18]*[.L4]" office:value-type="float" office:value="0" calcext:value-type="float">
            <text:p>0</text:p>
          </table:table-cell>
          <table:table-cell table:formula="of:=[.D18]*[.K4]" office:value-type="float" office:value="458.3302018" calcext:value-type="float">
            <text:p>458.3302018</text:p>
          </table:table-cell>
          <table:table-cell/>
          <table:table-cell table:style-name="ce3" table:formula="of:=[.D25]-[.J18]" office:value-type="percentage" office:value="0.9824" calcext:value-type="percentage">
            <text:p>98.24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table:formula="of:=[.B4]/(([.I18]+[.C25])*[.B4]*1)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64.16" calcext:value-type="float">
            <text:p>864.16</text:p>
          </table:table-cell>
          <table:table-cell office:value-type="float" office:value="14.7" calcext:value-type="float">
            <text:p>14.7</text:p>
          </table:table-cell>
          <table:table-cell table:formula="of:=[.B19]-[.C19]" office:value-type="float" office:value="849.46" calcext:value-type="float">
            <text:p>849.46</text:p>
          </table:table-cell>
          <table:table-cell table:formula="of:=[.D19]-[.F19]" office:value-type="float" office:value="801.377358490566" calcext:value-type="float">
            <text:p>801.3773584906</text:p>
          </table:table-cell>
          <table:table-cell table:formula="of:=[.D19]*[.L5]" office:value-type="float" office:value="48.082641509434" calcext:value-type="float">
            <text:p>48.0826415094</text:p>
          </table:table-cell>
          <table:table-cell table:formula="of:=[.D19]*[.K5]" office:value-type="float" office:value="309.3393536" calcext:value-type="float">
            <text:p>309.3393536</text:p>
          </table:table-cell>
          <table:table-cell/>
          <table:table-cell table:style-name="ce3" table:formula="of:=[.D26]-[.J19]" office:value-type="percentage" office:value="0.9264" calcext:value-type="percentage">
            <text:p>92.64%</text:p>
          </table:table-cell>
          <table:table-cell table:style-name="ce3" office:value-type="percentage" office:value="0.0566" calcext:value-type="percentage">
            <text:p>5.66%</text:p>
          </table:table-cell>
          <table:table-cell table:style-name="ce3" office:value-type="percentage" office:value="0.93" calcext:value-type="percentage">
            <text:p>93.00%</text:p>
          </table:table-cell>
          <table:table-cell table:style-name="ce3" table:formula="of:=[.B4]/(([.I19]+[.C26])*[.B5]*2)" office:value-type="percentage" office:value="0.983003902181762" calcext:value-type="percentage">
            <text:p>98.30%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6.949" calcext:value-type="float">
            <text:p>476.949</text:p>
          </table:table-cell>
          <table:table-cell office:value-type="float" office:value="10.7" calcext:value-type="float">
            <text:p>10.7</text:p>
          </table:table-cell>
          <table:table-cell table:formula="of:=[.B20]-[.C20]" office:value-type="float" office:value="466.249" calcext:value-type="float">
            <text:p>466.249</text:p>
          </table:table-cell>
          <table:table-cell table:formula="of:=[.D20]-[.F20]" office:value-type="float" office:value="402.484823162004" calcext:value-type="float">
            <text:p>402.484823162</text:p>
          </table:table-cell>
          <table:table-cell table:formula="of:=[.D20]*[.L6]" office:value-type="float" office:value="63.7641768379961" calcext:value-type="float">
            <text:p>63.764176838</text:p>
          </table:table-cell>
          <table:table-cell table:formula="of:=[.D20]*[.K6]" office:value-type="float" office:value="218.040412352" calcext:value-type="float">
            <text:p>218.040412352</text:p>
          </table:table-cell>
          <table:table-cell/>
          <table:table-cell table:style-name="ce3" table:formula="of:=[.D27]-[.J20]" office:value-type="percentage" office:value="0.8408" calcext:value-type="percentage">
            <text:p>84.08%</text:p>
          </table:table-cell>
          <table:table-cell table:style-name="ce3" office:value-type="percentage" office:value="0.1368" calcext:value-type="percentage">
            <text:p>13.68%</text:p>
          </table:table-cell>
          <table:table-cell table:style-name="ce3" office:value-type="percentage" office:value="0.84" calcext:value-type="percentage">
            <text:p>84.00%</text:p>
          </table:table-cell>
          <table:table-cell table:style-name="ce3" table:formula="of:=[.B4]/(([.I20]+[.C27])*[.B6]*4)" office:value-type="percentage" office:value="0.973266788291226" calcext:value-type="percentage">
            <text:p>97.33%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4.801" calcext:value-type="float">
            <text:p>304.801</text:p>
          </table:table-cell>
          <table:table-cell office:value-type="float" office:value="7.2" calcext:value-type="float">
            <text:p>7.2</text:p>
          </table:table-cell>
          <table:table-cell table:formula="of:=[.B21]-[.C21]" office:value-type="float" office:value="297.601" calcext:value-type="float">
            <text:p>297.601</text:p>
          </table:table-cell>
          <table:table-cell table:formula="of:=[.D21]-[.F21]" office:value-type="float" office:value="220.654586597267" calcext:value-type="float">
            <text:p>220.6545865973</text:p>
          </table:table-cell>
          <table:table-cell table:formula="of:=[.D21]*[.L7]" office:value-type="float" office:value="76.9464134027326" calcext:value-type="float">
            <text:p>76.9464134027</text:p>
          </table:table-cell>
          <table:table-cell table:formula="of:=[.D21]*[.K7]" office:value-type="float" office:value="185.969674496" calcext:value-type="float">
            <text:p>185.969674496</text:p>
          </table:table-cell>
          <table:table-cell/>
          <table:table-cell table:style-name="ce3" table:formula="of:=[.D28]-[.J21]" office:value-type="percentage" office:value="0.7178" calcext:value-type="percentage">
            <text:p>71.78%</text:p>
          </table:table-cell>
          <table:table-cell table:style-name="ce3" office:value-type="percentage" office:value="0.2586" calcext:value-type="percentage">
            <text:p>25.86%</text:p>
          </table:table-cell>
          <table:table-cell table:style-name="ce3" office:value-type="percentage" office:value="0.66" calcext:value-type="percentage">
            <text:p>66.00%</text:p>
          </table:table-cell>
          <table:table-cell table:style-name="ce3" table:formula="of:=[.B4]/(([.I21]+[.C28])*[.B7]*8)" office:value-type="percentage" office:value="0.886576699310604" calcext:value-type="percentage">
            <text:p>88.66%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4">
          <table:table-cell table:style-name="ce6" office:value-type="string" calcext:value-type="string">
            <text:p>PER – OVER 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% MPI</text:p>
          </table:table-cell>
          <table:table-cell office:value-type="string" calcext:value-type="string">
            <text:p>%Comp</text:p>
          </table:table-cell>
          <table:table-cell office:value-type="string" calcext:value-type="string">
            <text:p>Points per domain</text:p>
          </table:table-cell>
          <table:table-cell office:value-type="string" calcext:value-type="string">
            <text:p>total point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%overhead</text:p>
          </table:table-cell>
          <table:table-cell office:value-type="string" calcext:value-type="string">
            <text:p>%base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TPP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2.785" calcext:value-type="float">
            <text:p>1602.785</text:p>
          </table:table-cell>
          <table:table-cell table:style-name="ce3" office:value-type="percentage" office:value="0.0176" calcext:value-type="percentage">
            <text:p>1.76%</text:p>
          </table:table-cell>
          <table:table-cell table:style-name="ce3" table:formula="of:=1-[.C25]" office:value-type="percentage" office:value="0.9824" calcext:value-type="percentage">
            <text:p>98.24%</text:p>
          </table:table-cell>
          <table:table-cell table:formula="of:=112 *145 *212" office:value-type="float" office:value="3442880" calcext:value-type="float">
            <text:p>3442880</text:p>
          </table:table-cell>
          <table:table-cell table:formula="of:=[.E25]*1*24" office:value-type="float" office:value="82629120" calcext:value-type="float">
            <text:p>82629120</text:p>
          </table:table-cell>
          <table:table-cell table:formula="of:=([.F25]/[.F25])-1" office:value-type="float" office:value="0" calcext:value-type="float">
            <text:p>0</text:p>
          </table:table-cell>
          <table:table-cell table:style-name="ce3" table:formula="of:=[.D25]*[.G25]" office:value-type="percentage" office:value="0" calcext:value-type="percentage">
            <text:p>0.00%</text:p>
          </table:table-cell>
          <table:table-cell table:style-name="ce3" table:formula="of:=[.D25]-[.H25]" office:value-type="percentage" office:value="0.9824" calcext:value-type="percentage">
            <text:p>98.24%</text:p>
          </table:table-cell>
          <table:table-cell table:formula="of:=[.B25]/(1*[.B25])" office:value-type="float" office:value="1" calcext:value-type="float">
            <text:p>1</text:p>
          </table:table-cell>
          <table:table-cell table:formula="of:=([.B25]/40)/[.F25]" office:value-type="float" office:value="0.00000048493345929377" calcext:value-type="float">
            <text:p>4.8493345929377E-00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64.16" calcext:value-type="float">
            <text:p>864.16</text:p>
          </table:table-cell>
          <table:table-cell table:style-name="ce3" office:value-type="percentage" office:value="0.017" calcext:value-type="percentage">
            <text:p>1.70%</text:p>
          </table:table-cell>
          <table:table-cell table:style-name="ce3" table:formula="of:=1-[.C26]" office:value-type="percentage" office:value="0.983" calcext:value-type="percentage">
            <text:p>98.30%</text:p>
          </table:table-cell>
          <table:table-cell table:formula="of:=112 *112 *145" office:value-type="float" office:value="1818880" calcext:value-type="float">
            <text:p>1818880</text:p>
          </table:table-cell>
          <table:table-cell table:formula="of:=[.E26]*2*24" office:value-type="float" office:value="87306240" calcext:value-type="float">
            <text:p>87306240</text:p>
          </table:table-cell>
          <table:table-cell table:formula="of:=([.F26]/[.F25])-1" office:value-type="float" office:value="0.0566037735849057" calcext:value-type="float">
            <text:p>0.0566037736</text:p>
          </table:table-cell>
          <table:table-cell table:style-name="ce3" table:formula="of:=[.D26]*[.G26]" office:value-type="percentage" office:value="0.0556415094339623" calcext:value-type="percentage">
            <text:p>5.56%</text:p>
          </table:table-cell>
          <table:table-cell table:style-name="ce3" table:formula="of:=[.D26]-[.H26]" office:value-type="percentage" office:value="0.927358490566038" calcext:value-type="percentage">
            <text:p>92.74%</text:p>
          </table:table-cell>
          <table:table-cell table:formula="of:=[.B25]/(2*[.B26])" office:value-type="float" office:value="0.927365881318274" calcext:value-type="float">
            <text:p>0.9273658813</text:p>
          </table:table-cell>
          <table:table-cell table:formula="of:=([.B26]/40)/[.F26]" office:value-type="float" office:value="0.00000024745081222144" calcext:value-type="float">
            <text:p>2.4745081222144E-007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6.949" calcext:value-type="float">
            <text:p>476.949</text:p>
          </table:table-cell>
          <table:table-cell table:style-name="ce3" office:value-type="percentage" office:value="0.0224" calcext:value-type="percentage">
            <text:p>2.24%</text:p>
          </table:table-cell>
          <table:table-cell table:style-name="ce3" table:formula="of:=1-[.C27]" office:value-type="percentage" office:value="0.9776" calcext:value-type="percentage">
            <text:p>97.76%</text:p>
          </table:table-cell>
          <table:table-cell table:formula="of:=78* 112* 112" office:value-type="float" office:value="978432" calcext:value-type="float">
            <text:p>978432</text:p>
          </table:table-cell>
          <table:table-cell table:formula="of:=[.E27]*4*24" office:value-type="float" office:value="93929472" calcext:value-type="float">
            <text:p>93929472</text:p>
          </table:table-cell>
          <table:table-cell table:formula="of:=([.F27]/[.F25])-1" office:value-type="float" office:value="0.13675992192583" calcext:value-type="float">
            <text:p>0.1367599219</text:p>
          </table:table-cell>
          <table:table-cell table:style-name="ce3" table:formula="of:=[.D27]*[.G27]" office:value-type="percentage" office:value="0.133696499674691" calcext:value-type="percentage">
            <text:p>13.37%</text:p>
          </table:table-cell>
          <table:table-cell table:style-name="ce3" table:formula="of:=[.D27]-[.H27]" office:value-type="percentage" office:value="0.843903500325309" calcext:value-type="percentage">
            <text:p>84.39%</text:p>
          </table:table-cell>
          <table:table-cell table:formula="of:=[.B25]/(4*[.B27])" office:value-type="float" office:value="0.840123891652986" calcext:value-type="float">
            <text:p>0.8401238917</text:p>
          </table:table-cell>
          <table:table-cell table:formula="of:=([.B27]/40)/[.F27]" office:value-type="float" office:value="0.000000126943383648532" calcext:value-type="float">
            <text:p>1.26943383648532E-007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4.801" calcext:value-type="float">
            <text:p>304.801</text:p>
          </table:table-cell>
          <table:table-cell table:style-name="ce3" office:value-type="percentage" office:value="0.0236" calcext:value-type="percentage">
            <text:p>2.36%</text:p>
          </table:table-cell>
          <table:table-cell table:style-name="ce3" table:formula="of:=1-[.C28]" office:value-type="percentage" office:value="0.9764" calcext:value-type="percentage">
            <text:p>97.64%</text:p>
          </table:table-cell>
          <table:table-cell table:formula="of:=62 *78  *112" office:value-type="float" office:value="541632" calcext:value-type="float">
            <text:p>541632</text:p>
          </table:table-cell>
          <table:table-cell table:formula="of:=[.E28]*8*24" office:value-type="float" office:value="103993344" calcext:value-type="float">
            <text:p>103993344</text:p>
          </table:table-cell>
          <table:table-cell table:formula="of:=([.F28]/[.F25])-1" office:value-type="float" office:value="0.258555627846454" calcext:value-type="float">
            <text:p>0.2585556278</text:p>
          </table:table-cell>
          <table:table-cell table:style-name="ce3" table:formula="of:=[.D28]*[.G28]" office:value-type="percentage" office:value="0.252453715029278" calcext:value-type="percentage">
            <text:p>25.25%</text:p>
          </table:table-cell>
          <table:table-cell table:style-name="ce3" table:formula="of:=[.D28]-[.H28]" office:value-type="percentage" office:value="0.723946284970722" calcext:value-type="percentage">
            <text:p>72.39%</text:p>
          </table:table-cell>
          <table:table-cell table:formula="of:=[.B25]/(8*[.B28])" office:value-type="float" office:value="0.657307964868882" calcext:value-type="float">
            <text:p>0.6573079649</text:p>
          </table:table-cell>
          <table:table-cell table:formula="of:=([.B28]/40)/[.F28]" office:value-type="float" office:value="0.000000073274160700131" calcext:value-type="float">
            <text:p>7.3274160700131E-008</text:p>
          </table:table-cell>
          <table:table-cell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4">
          <table:table-cell table:style-name="ce6" office:value-type="string" calcext:value-type="string">
            <text:p>PER – OVER 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% MPI</text:p>
          </table:table-cell>
          <table:table-cell office:value-type="string" calcext:value-type="string">
            <text:p>%Comp</text:p>
          </table:table-cell>
          <table:table-cell office:value-type="string" calcext:value-type="string">
            <text:p>Points per domain</text:p>
          </table:table-cell>
          <table:table-cell office:value-type="string" calcext:value-type="string">
            <text:p>total point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%overhead</text:p>
          </table:table-cell>
          <table:table-cell office:value-type="string" calcext:value-type="string">
            <text:p>%base</text:p>
          </table:table-cell>
          <table:table-cell office:value-type="string" calcext:value-type="string">
            <text:p>Eff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1.805" calcext:value-type="float">
            <text:p>1461.805</text:p>
          </table:table-cell>
          <table:table-cell office:value-type="float" office:value="0.0151" calcext:value-type="float">
            <text:p>0.0151</text:p>
          </table:table-cell>
          <table:table-cell table:formula="of:=1-[.C35]" office:value-type="float" office:value="0.9849" calcext:value-type="float">
            <text:p>0.9849</text:p>
          </table:table-cell>
          <table:table-cell table:formula="of:=108* 141 *208" office:value-type="float" office:value="3167424" calcext:value-type="float">
            <text:p>3167424</text:p>
          </table:table-cell>
          <table:table-cell table:formula="of:=[.E35]*1*24" office:value-type="float" office:value="76018176" calcext:value-type="float">
            <text:p>76018176</text:p>
          </table:table-cell>
          <table:table-cell table:formula="of:=([.F35]/[.F35])-1" office:value-type="float" office:value="0" calcext:value-type="float">
            <text:p>0</text:p>
          </table:table-cell>
          <table:table-cell table:formula="of:=[.G35]*[.D35]" office:value-type="float" office:value="0" calcext:value-type="float">
            <text:p>0</text:p>
          </table:table-cell>
          <table:table-cell table:formula="of:=[.D35]-[.H35]" office:value-type="float" office:value="0.9849" calcext:value-type="float">
            <text:p>0.9849</text:p>
          </table:table-cell>
          <table:table-cell table:formula="of:=[.B35]/(1*[.B35])" office:value-type="float" office:value="1" calcext:value-type="float">
            <text:p>1</text:p>
          </table:table-cell>
          <table:table-cell table:formula="of:=[.B35]/(([.I35]+[.C35])*[.B35]/[.A3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-[.C3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6]*2*24" office:value-type="float" office:value="0" calcext:value-type="float">
            <text:p>0</text:p>
          </table:table-cell>
          <table:table-cell table:formula="of:=([.F36]/[.F35])-1" office:value-type="float" office:value="-1" calcext:value-type="float">
            <text:p>-1</text:p>
          </table:table-cell>
          <table:table-cell table:formula="of:=[.G36]*[.D36]" office:value-type="float" office:value="-1" calcext:value-type="float">
            <text:p>-1</text:p>
          </table:table-cell>
          <table:table-cell table:formula="of:=[.D36]-[.H36]" office:value-type="float" office:value="2" calcext:value-type="float">
            <text:p>2</text:p>
          </table:table-cell>
          <table:table-cell table:formula="of:=[.B36]/(1*[.B36])" office:value-type="string" office:string-value="" calcext:value-type="error">
            <text:p>#DIV/0!</text:p>
          </table:table-cell>
          <table:table-cell table:formula="of:=[.B35]/(([.I36]+[.C36])*[.B36]*[.A3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.853" calcext:value-type="float">
            <text:p>424.853</text:p>
          </table:table-cell>
          <table:table-cell office:value-type="float" office:value="0.0209" calcext:value-type="float">
            <text:p>0.0209</text:p>
          </table:table-cell>
          <table:table-cell table:formula="of:=1-[.C37]" office:value-type="float" office:value="0.9791" calcext:value-type="float">
            <text:p>0.9791</text:p>
          </table:table-cell>
          <table:table-cell table:formula="of:=74 *108 *108" office:value-type="float" office:value="863136" calcext:value-type="float">
            <text:p>863136</text:p>
          </table:table-cell>
          <table:table-cell table:formula="of:=[.E37]*4*24" office:value-type="float" office:value="82861056" calcext:value-type="float">
            <text:p>82861056</text:p>
          </table:table-cell>
          <table:table-cell table:formula="of:=([.F37]/[.F35])-1" office:value-type="float" office:value="0.0900163666121112" calcext:value-type="float">
            <text:p>0.0900163666</text:p>
          </table:table-cell>
          <table:table-cell table:formula="of:=[.G37]*[.D37]" office:value-type="float" office:value="0.0881350245499181" calcext:value-type="float">
            <text:p>0.0881350245</text:p>
          </table:table-cell>
          <table:table-cell table:formula="of:=[.D37]-[.H37]" office:value-type="float" office:value="0.890964975450082" calcext:value-type="float">
            <text:p>0.8909649755</text:p>
          </table:table-cell>
          <table:table-cell table:formula="of:=[.B35]/(4*[.B37])" office:value-type="float" office:value="0.860182816174065" calcext:value-type="float">
            <text:p>0.8601828162</text:p>
          </table:table-cell>
          <table:table-cell table:formula="of:=[.B35]/(([.I37]+[.C37])*[.B37]*[.A37])" office:value-type="float" office:value="0.943322574429939" calcext:value-type="float">
            <text:p>0.943322574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3.565" calcext:value-type="float">
            <text:p>263.565</text:p>
          </table:table-cell>
          <table:table-cell office:value-type="float" office:value="0.023" calcext:value-type="float">
            <text:p>0.023</text:p>
          </table:table-cell>
          <table:table-cell table:formula="of:=1-[.C38]" office:value-type="float" office:value="0.977" calcext:value-type="float">
            <text:p>0.977</text:p>
          </table:table-cell>
          <table:table-cell table:formula="of:=58*74*108" office:value-type="float" office:value="463536" calcext:value-type="float">
            <text:p>463536</text:p>
          </table:table-cell>
          <table:table-cell table:formula="of:=[.E38]*8*24" office:value-type="float" office:value="88998912" calcext:value-type="float">
            <text:p>88998912</text:p>
          </table:table-cell>
          <table:table-cell table:formula="of:=([.F38]/[.F35])-1" office:value-type="float" office:value="0.17075831969449" calcext:value-type="float">
            <text:p>0.1707583197</text:p>
          </table:table-cell>
          <table:table-cell table:formula="of:=[.G38]*[.D38]" office:value-type="float" office:value="0.166830878341517" calcext:value-type="float">
            <text:p>0.1668308783</text:p>
          </table:table-cell>
          <table:table-cell table:formula="of:=[.D38]-[.H38]" office:value-type="float" office:value="0.810169121658483" calcext:value-type="float">
            <text:p>0.8101691217</text:p>
          </table:table-cell>
          <table:table-cell table:formula="of:=[.B35]/(8*[.B38])" office:value-type="float" office:value="0.693284863316449" calcext:value-type="float">
            <text:p>0.6932848633</text:p>
          </table:table-cell>
          <table:table-cell table:formula="of:=[.B35]/(([.I38]+[.C38])*[.B38]*[.A38])" office:value-type="float" office:value="0.83210580576536" calcext:value-type="float">
            <text:p>0.8321058058</text:p>
          </table:table-cell>
          <table:table-cell table:number-columns-repeated="6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13"/>
          <table:table-cell table:formula="of:=(38457.653/40)/(400*400*400)" office:value-type="float" office:value="0.000015022520703125" calcext:value-type="float">
            <text:p>1.5022520703125E-005</text:p>
          </table:table-cell>
          <table:table-cell table:formula="of:=[.P49]/24" office:value-type="float" office:value="0.000000625938362630208" calcext:value-type="float">
            <text:p>6.25938362630208E-00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5">
          <table:table-cell table:style-name="ce7" office:value-type="string" calcext:value-type="string">
            <text:p>APER</text:p>
          </table:table-cell>
          <table:table-cell table:number-columns-repeated="16"/>
        </table:table-row>
        <table:table-row table:style-name="ro1">
          <table:table-cell table:style-name="ce8" office:value-type="string" calcext:value-type="string">
            <text:p>MEHTOD 2</text:p>
          </table:table-cell>
          <table:table-cell table:number-columns-repeated="6"/>
          <table:table-cell table:style-name="ce11" office:value-type="string" calcext:value-type="string" table:number-columns-spanned="2" table:number-rows-spanned="1">
            <text:p>Computation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% MPI</text:p>
          </table:table-cell>
          <table:table-cell office:value-type="string" calcext:value-type="string">
            <text:p>%Comp</text:p>
          </table:table-cell>
          <table:table-cell office:value-type="string" calcext:value-type="string">
            <text:p>Points per domain</text:p>
          </table:table-cell>
          <table:table-cell office:value-type="string" calcext:value-type="string">
            <text:p>total point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%overhead</text:p>
          </table:table-cell>
          <table:table-cell office:value-type="string" calcext:value-type="string">
            <text:p>%base</text:p>
          </table:table-cell>
          <table:table-cell office:value-type="string" calcext:value-type="string">
            <text:p>Eff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8.599" calcext:value-type="float">
            <text:p>1388.599</text:p>
          </table:table-cell>
          <table:table-cell office:value-type="float" office:value="0.0154" calcext:value-type="float">
            <text:p>0.0154</text:p>
          </table:table-cell>
          <table:table-cell table:formula="of:=1-[.C55]" office:value-type="float" office:value="0.9846" calcext:value-type="float">
            <text:p>0.9846</text:p>
          </table:table-cell>
          <table:table-cell table:formula="of:=109* 141 *206" office:value-type="float" office:value="3166014" calcext:value-type="float">
            <text:p>3166014</text:p>
          </table:table-cell>
          <table:table-cell table:formula="of:=[.E55]*1*24" office:value-type="float" office:value="75984336" calcext:value-type="float">
            <text:p>75984336</text:p>
          </table:table-cell>
          <table:table-cell table:formula="of:=([.F55]/[.F55])-1" office:value-type="float" office:value="0" calcext:value-type="float">
            <text:p>0</text:p>
          </table:table-cell>
          <table:table-cell table:formula="of:=[.G55]*[.D55]" office:value-type="float" office:value="0" calcext:value-type="float">
            <text:p>0</text:p>
          </table:table-cell>
          <table:table-cell table:formula="of:=[.D55]-[.H55]" office:value-type="float" office:value="0.9846" calcext:value-type="float">
            <text:p>0.9846</text:p>
          </table:table-cell>
          <table:table-cell office:value-type="float" office:value="1" calcext:value-type="float">
            <text:p>1</text:p>
          </table:table-cell>
          <table:table-cell table:formula="of:=[.B55]/(([.I55]+[.C55])*[.B55]/[.A5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3.767" calcext:value-type="float">
            <text:p>743.767</text:p>
          </table:table-cell>
          <table:table-cell office:value-type="float" office:value="0.0184" calcext:value-type="float">
            <text:p>0.0184</text:p>
          </table:table-cell>
          <table:table-cell table:formula="of:=1-[.C56]" office:value-type="float" office:value="0.9816" calcext:value-type="float">
            <text:p>0.9816</text:p>
          </table:table-cell>
          <table:table-cell table:formula="of:=109 *109 *141" office:value-type="float" office:value="1675221" calcext:value-type="float">
            <text:p>1675221</text:p>
          </table:table-cell>
          <table:table-cell table:formula="of:=[.E56]*2*24" office:value-type="float" office:value="80410608" calcext:value-type="float">
            <text:p>80410608</text:p>
          </table:table-cell>
          <table:table-cell table:formula="of:=([.F56]/[.F55])-1" office:value-type="float" office:value="0.058252427184466" calcext:value-type="float">
            <text:p>0.0582524272</text:p>
          </table:table-cell>
          <table:table-cell table:formula="of:=[.G56]*[.D56]" office:value-type="float" office:value="0.0571805825242718" calcext:value-type="float">
            <text:p>0.0571805825</text:p>
          </table:table-cell>
          <table:table-cell table:formula="of:=[.D56]-[.H56]" office:value-type="float" office:value="0.924419417475728" calcext:value-type="float">
            <text:p>0.9244194175</text:p>
          </table:table-cell>
          <table:table-cell office:value-type="float" office:value="0.93" calcext:value-type="float">
            <text:p>0.93</text:p>
          </table:table-cell>
          <table:table-cell table:formula="of:=[.B55]/(([.I56]+[.C56])*[.B56]*[.A56])" office:value-type="float" office:value="0.990105399339885" calcext:value-type="float">
            <text:p>0.990105399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.014" calcext:value-type="float">
            <text:p>425.014</text:p>
          </table:table-cell>
          <table:table-cell office:value-type="float" office:value="0.0243" calcext:value-type="float">
            <text:p>0.0243</text:p>
          </table:table-cell>
          <table:table-cell table:formula="of:=1-[.C57]" office:value-type="float" office:value="0.9757" calcext:value-type="float">
            <text:p>0.9757</text:p>
          </table:table-cell>
          <table:table-cell table:formula="of:=76 *109 *109" office:value-type="float" office:value="902956" calcext:value-type="float">
            <text:p>902956</text:p>
          </table:table-cell>
          <table:table-cell table:formula="of:=[.E57]*4*24" office:value-type="float" office:value="86683776" calcext:value-type="float">
            <text:p>86683776</text:p>
          </table:table-cell>
          <table:table-cell table:formula="of:=([.F57]/[.F55])-1" office:value-type="float" office:value="0.14081112717758" calcext:value-type="float">
            <text:p>0.1408111272</text:p>
          </table:table-cell>
          <table:table-cell table:formula="of:=[.G57]*[.D57]" office:value-type="float" office:value="0.137389416787165" calcext:value-type="float">
            <text:p>0.1373894168</text:p>
          </table:table-cell>
          <table:table-cell table:formula="of:=[.D57]-[.H57]" office:value-type="float" office:value="0.838310583212835" calcext:value-type="float">
            <text:p>0.8383105832</text:p>
          </table:table-cell>
          <table:table-cell office:value-type="float" office:value="0.82" calcext:value-type="float">
            <text:p>0.82</text:p>
          </table:table-cell>
          <table:table-cell table:formula="of:=[.B55]/(([.I57]+[.C57])*[.B57]*[.A57])" office:value-type="float" office:value="0.946888492733241" calcext:value-type="float">
            <text:p>0.94688849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6.559" calcext:value-type="float">
            <text:p>276.559</text:p>
          </table:table-cell>
          <table:table-cell office:value-type="float" office:value="0.031" calcext:value-type="float">
            <text:p>0.031</text:p>
          </table:table-cell>
          <table:table-cell table:formula="of:=1-[.C58]" office:value-type="float" office:value="0.969" calcext:value-type="float">
            <text:p>0.969</text:p>
          </table:table-cell>
          <table:table-cell table:formula="of:=60*76*109" office:value-type="float" office:value="497040" calcext:value-type="float">
            <text:p>497040</text:p>
          </table:table-cell>
          <table:table-cell table:formula="of:=[.E58]*8*24" office:value-type="float" office:value="95431680" calcext:value-type="float">
            <text:p>95431680</text:p>
          </table:table-cell>
          <table:table-cell table:formula="of:=([.F58]/[.F55])-1" office:value-type="float" office:value="0.255938855608345" calcext:value-type="float">
            <text:p>0.2559388556</text:p>
          </table:table-cell>
          <table:table-cell table:formula="of:=[.G58]*[.D58]" office:value-type="float" office:value="0.248004751084487" calcext:value-type="float">
            <text:p>0.2480047511</text:p>
          </table:table-cell>
          <table:table-cell table:formula="of:=[.D58]-[.H58]" office:value-type="float" office:value="0.720995248915513" calcext:value-type="float">
            <text:p>0.7209952489</text:p>
          </table:table-cell>
          <table:table-cell office:value-type="float" office:value="0.63" calcext:value-type="float">
            <text:p>0.63</text:p>
          </table:table-cell>
          <table:table-cell table:formula="of:=[.B55]/(([.I58]+[.C58])*[.B58]*[.A58])" office:value-type="float" office:value="0.834610738485694" calcext:value-type="float">
            <text:p>0.8346107385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8" office:value-type="string" calcext:value-type="string">
            <text:p>METHOD 1</text:p>
          </table:table-cell>
          <table:table-cell table:number-columns-repeated="6"/>
          <table:table-cell table:style-name="ce11" office:value-type="string" calcext:value-type="string" table:number-columns-spanned="2" table:number-rows-spanned="1">
            <text:p>Computation</text:p>
          </table:table-cell>
          <table:covered-table-cell/>
          <table:table-cell table:number-columns-repeated="4"/>
          <table:table-cell table:style-name="ce9" office:value-type="float" office:value="0.000004607" calcext:value-type="float">
            <text:p>4.61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 MPI</text:p>
          </table:table-cell>
          <table:table-cell office:value-type="string" calcext:value-type="string">
            <text:p>%Comp</text:p>
          </table:table-cell>
          <table:table-cell office:value-type="string" calcext:value-type="string">
            <text:p>Points per domain</text:p>
          </table:table-cell>
          <table:table-cell office:value-type="string" calcext:value-type="string">
            <text:p>total point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%overhead</text:p>
          </table:table-cell>
          <table:table-cell office:value-type="string" calcext:value-type="string">
            <text:p>%base</text:p>
          </table:table-cell>
          <table:table-cell office:value-type="string" calcext:value-type="string">
            <text:p>Eff</text:p>
          </table:table-cell>
          <table:table-cell/>
          <table:table-cell office:value-type="string" calcext:value-type="string">
            <text:p>Relative TPP</text:p>
          </table:table-cell>
          <table:table-cell office:value-type="string" calcext:value-type="string">
            <text:p>Real TPP</text:p>
          </table:table-cell>
          <table:table-cell office:value-type="string" calcext:value-type="string">
            <text:p>Min TPP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speedup 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7.678" calcext:value-type="float">
            <text:p>1387.678</text:p>
          </table:table-cell>
          <table:table-cell table:style-name="ce10" office:value-type="percentage" office:value="0.0383" calcext:value-type="percentage">
            <text:p>3.8300%</text:p>
          </table:table-cell>
          <table:table-cell table:style-name="ce10" table:formula="of:=1-[.C63]" office:value-type="percentage" office:value="0.9617" calcext:value-type="percentage">
            <text:p>96.1700%</text:p>
          </table:table-cell>
          <table:table-cell table:formula="of:=109* 141 *206" office:value-type="float" office:value="3166014" calcext:value-type="float">
            <text:p>3166014</text:p>
          </table:table-cell>
          <table:table-cell table:formula="of:=[.E63]*1*24" office:value-type="float" office:value="75984336" calcext:value-type="float">
            <text:p>75984336</text:p>
          </table:table-cell>
          <table:table-cell table:formula="of:=([.F63]/[.F63])-1" office:value-type="float" office:value="0" calcext:value-type="float">
            <text:p>0</text:p>
          </table:table-cell>
          <table:table-cell table:style-name="ce10" table:formula="of:=[.G63]*[.D63]" office:value-type="percentage" office:value="0" calcext:value-type="percentage">
            <text:p>0.0000%</text:p>
          </table:table-cell>
          <table:table-cell table:style-name="ce10" table:formula="of:=[.D63]-[.H63]" office:value-type="percentage" office:value="0.9617" calcext:value-type="percentage">
            <text:p>96.1700%</text:p>
          </table:table-cell>
          <table:table-cell table:style-name="ce10" office:value-type="percentage" office:value="1" calcext:value-type="percentage">
            <text:p>100.0000%</text:p>
          </table:table-cell>
          <table:table-cell table:formula="of:=[.B63]/(([.I63]+[.C63])*[.B63]/[.A63])" office:value-type="float" office:value="1" calcext:value-type="float">
            <text:p>1</text:p>
          </table:table-cell>
          <table:table-cell table:formula="of:=([.B63]/40)/(400*400*400)" office:value-type="float" office:value="0.00000054206171875" calcext:value-type="float">
            <text:p>5.4206171875E-007</text:p>
          </table:table-cell>
          <table:table-cell table:style-name="ce9" table:formula="of:=([.B63]/40)/[.F63]" office:value-type="float" office:value="0.000000456567127203691" calcext:value-type="float">
            <text:p>4.57E-007</text:p>
          </table:table-cell>
          <table:table-cell table:style-name="ce9" table:formula="of:=[.N61]/24" office:value-type="float" office:value="0.000000191958333333333" calcext:value-type="float">
            <text:p>1.92E-007</text:p>
          </table:table-cell>
          <table:table-cell/>
          <table:table-cell table:formula="of:=[.N61]/[.M63]" office:value-type="float" office:value="10.0905205948931" calcext:value-type="float">
            <text:p>10.0905205949</text:p>
          </table:table-cell>
          <table:table-cell table:formula="of:=[.N61]/[.N6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8.856" calcext:value-type="float">
            <text:p>758.856</text:p>
          </table:table-cell>
          <table:table-cell table:style-name="ce10" office:value-type="percentage" office:value="0.0626" calcext:value-type="percentage">
            <text:p>6.2600%</text:p>
          </table:table-cell>
          <table:table-cell table:style-name="ce10" table:formula="of:=1-[.C64]" office:value-type="percentage" office:value="0.9374" calcext:value-type="percentage">
            <text:p>93.7400%</text:p>
          </table:table-cell>
          <table:table-cell table:formula="of:=109 *109 *141" office:value-type="float" office:value="1675221" calcext:value-type="float">
            <text:p>1675221</text:p>
          </table:table-cell>
          <table:table-cell table:formula="of:=[.E64]*2*24" office:value-type="float" office:value="80410608" calcext:value-type="float">
            <text:p>80410608</text:p>
          </table:table-cell>
          <table:table-cell table:formula="of:=([.F64]/[.F63])-1" office:value-type="float" office:value="0.058252427184466" calcext:value-type="float">
            <text:p>0.0582524272</text:p>
          </table:table-cell>
          <table:table-cell table:style-name="ce10" table:formula="of:=[.G64]*[.D64]" office:value-type="percentage" office:value="0.0546058252427184" calcext:value-type="percentage">
            <text:p>5.4606%</text:p>
          </table:table-cell>
          <table:table-cell table:style-name="ce10" table:formula="of:=[.D64]-[.H64]" office:value-type="percentage" office:value="0.882794174757282" calcext:value-type="percentage">
            <text:p>88.2794%</text:p>
          </table:table-cell>
          <table:table-cell table:style-name="ce10" office:value-type="percentage" office:value="0.91" calcext:value-type="percentage">
            <text:p>91.0000%</text:p>
          </table:table-cell>
          <table:table-cell table:formula="of:=[.B63]/(([.I64]+[.C64])*[.B64]*[.A64])" office:value-type="float" office:value="0.967133469604646" calcext:value-type="float">
            <text:p>0.9671334696</text:p>
          </table:table-cell>
          <table:table-cell table:formula="of:=([.B64]/40)/(400*400*400)" office:value-type="float" office:value="0.000000296428125" calcext:value-type="float">
            <text:p>2.96428125E-007</text:p>
          </table:table-cell>
          <table:table-cell table:style-name="ce9" table:formula="of:=([.B64]/40)/[.F64]" office:value-type="float" office:value="0.000000235931557687016" calcext:value-type="float">
            <text:p>2.36E-007</text:p>
          </table:table-cell>
          <table:table-cell table:style-name="ce9" table:formula="of:=[.N61]/48" office:value-type="float" office:value="0.0000000959791666666667" calcext:value-type="float">
            <text:p>9.60E-008</text:p>
          </table:table-cell>
          <table:table-cell/>
          <table:table-cell table:formula="of:=[.N61]/[.M64]" office:value-type="float" office:value="19.5268494183877" calcext:value-type="float">
            <text:p>19.5268494184</text:p>
          </table:table-cell>
          <table:table-cell table:formula="of:=[.N61]/[.N6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4.972" calcext:value-type="float">
            <text:p>434.972</text:p>
          </table:table-cell>
          <table:table-cell table:style-name="ce10" office:value-type="percentage" office:value="0.0742" calcext:value-type="percentage">
            <text:p>7.4200%</text:p>
          </table:table-cell>
          <table:table-cell table:style-name="ce10" table:formula="of:=1-[.C65]" office:value-type="percentage" office:value="0.9258" calcext:value-type="percentage">
            <text:p>92.5800%</text:p>
          </table:table-cell>
          <table:table-cell table:formula="of:=76 *109 *109" office:value-type="float" office:value="902956" calcext:value-type="float">
            <text:p>902956</text:p>
          </table:table-cell>
          <table:table-cell table:formula="of:=[.E65]*4*24" office:value-type="float" office:value="86683776" calcext:value-type="float">
            <text:p>86683776</text:p>
          </table:table-cell>
          <table:table-cell table:formula="of:=([.F65]/[.F63])-1" office:value-type="float" office:value="0.14081112717758" calcext:value-type="float">
            <text:p>0.1408111272</text:p>
          </table:table-cell>
          <table:table-cell table:style-name="ce10" table:formula="of:=[.G65]*[.D65]" office:value-type="percentage" office:value="0.130362941541004" calcext:value-type="percentage">
            <text:p>13.0363%</text:p>
          </table:table-cell>
          <table:table-cell table:style-name="ce10" table:formula="of:=[.D65]-[.H65]" office:value-type="percentage" office:value="0.795437058458996" calcext:value-type="percentage">
            <text:p>79.5437%</text:p>
          </table:table-cell>
          <table:table-cell table:style-name="ce10" office:value-type="percentage" office:value="0.8" calcext:value-type="percentage">
            <text:p>80.0000%</text:p>
          </table:table-cell>
          <table:table-cell table:formula="of:=[.B63]/(([.I65]+[.C65])*[.B65]*[.A65])" office:value-type="float" office:value="0.917126773600185" calcext:value-type="float">
            <text:p>0.9171267736</text:p>
          </table:table-cell>
          <table:table-cell table:formula="of:=([.B65]/40)/(400*400*400)" office:value-type="float" office:value="0.0000001699109375" calcext:value-type="float">
            <text:p>1.699109375E-007</text:p>
          </table:table-cell>
          <table:table-cell table:style-name="ce9" table:formula="of:=([.B65]/40)/[.F65]" office:value-type="float" office:value="0.000000125447926956943" calcext:value-type="float">
            <text:p>1.25E-007</text:p>
          </table:table-cell>
          <table:table-cell table:style-name="ce9" table:formula="of:=[.N61]/96" office:value-type="float" office:value="0.0000000479895833333333" calcext:value-type="float">
            <text:p>4.80E-008</text:p>
          </table:table-cell>
          <table:table-cell/>
          <table:table-cell table:formula="of:=[.N61]/[.M65]" office:value-type="float" office:value="36.7244012057788" calcext:value-type="float">
            <text:p>36.7244012058</text:p>
          </table:table-cell>
          <table:table-cell table:formula="of:=[.N61]/[.N65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8.915" calcext:value-type="float">
            <text:p>278.915</text:p>
          </table:table-cell>
          <table:table-cell table:style-name="ce10" office:value-type="percentage" office:value="0.0636" calcext:value-type="percentage">
            <text:p>6.3600%</text:p>
          </table:table-cell>
          <table:table-cell table:style-name="ce10" table:formula="of:=1-[.C66]" office:value-type="percentage" office:value="0.9364" calcext:value-type="percentage">
            <text:p>93.6400%</text:p>
          </table:table-cell>
          <table:table-cell table:formula="of:=60*76*109" office:value-type="float" office:value="497040" calcext:value-type="float">
            <text:p>497040</text:p>
          </table:table-cell>
          <table:table-cell table:formula="of:=[.E66]*8*24" office:value-type="float" office:value="95431680" calcext:value-type="float">
            <text:p>95431680</text:p>
          </table:table-cell>
          <table:table-cell table:formula="of:=([.F66]/[.F63])-1" office:value-type="float" office:value="0.255938855608345" calcext:value-type="float">
            <text:p>0.2559388556</text:p>
          </table:table-cell>
          <table:table-cell table:style-name="ce10" table:formula="of:=[.G66]*[.D66]" office:value-type="percentage" office:value="0.239661144391655" calcext:value-type="percentage">
            <text:p>23.9661%</text:p>
          </table:table-cell>
          <table:table-cell table:style-name="ce10" table:formula="of:=[.D66]-[.H66]" office:value-type="percentage" office:value="0.696738855608345" calcext:value-type="percentage">
            <text:p>69.6739%</text:p>
          </table:table-cell>
          <table:table-cell table:style-name="ce10" office:value-type="percentage" office:value="0.62" calcext:value-type="percentage">
            <text:p>62.0000%</text:p>
          </table:table-cell>
          <table:table-cell table:formula="of:=[.B63]/(([.I66]+[.C66])*[.B66]*[.A66])" office:value-type="float" office:value="0.817936634367901" calcext:value-type="float">
            <text:p>0.8179366344</text:p>
          </table:table-cell>
          <table:table-cell table:formula="of:=([.B66]/40)/(400*400*400)" office:value-type="float" office:value="0.000000108951171875" calcext:value-type="float">
            <text:p>0.000000109</text:p>
          </table:table-cell>
          <table:table-cell table:style-name="ce9" table:formula="of:=([.B66]/40)/[.F66]" office:value-type="float" office:value="0.0000000730666692653844" calcext:value-type="float">
            <text:p>7.31E-008</text:p>
          </table:table-cell>
          <table:table-cell table:style-name="ce9" table:formula="of:=[.N61]/192" office:value-type="float" office:value="0.0000000239947916666667" calcext:value-type="float">
            <text:p>2.40E-008</text:p>
          </table:table-cell>
          <table:table-cell/>
          <table:table-cell table:formula="of:=[.N61]/[.M66]" office:value-type="float" office:value="63.0520050567377" calcext:value-type="float">
            <text:p>63.0520050567</text:p>
          </table:table-cell>
          <table:table-cell table:formula="of:=[.N61]/[.N66]" office:value-type="float" office:value="192" calcext:value-type="float">
            <text:p>192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1:15:24.098965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5:20:11.31</meta:creation-date>
    <dc:date>2016-09-05T12:13:14.489500459</dc:date>
    <meta:editing-duration>P12DT4M7S</meta:editing-duration>
    <meta:editing-cycles>32</meta:editing-cycles>
    <meta:generator>LibreOffice/4.2.8.2$Linux_X86_64 LibreOffice_project/420$Build-2</meta:generator>
    <dc:creator>Adrien Guilbaud</dc:creator>
    <meta:document-statistic meta:table-count="3" meta:cell-count="1214" meta:object-count="3"/>
  </office:meta>
</office:document-meta>
</file>

<file path=Object 3/content.xml><?xml version="1.0" encoding="utf-8"?>
<math xmlns="http://www.w3.org/1998/Math/MathML" display="block"/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227cm" svg:y="3.952cm" style:legend-expansion="high" chart:style-name="ch2"/>
        <chart:plot-area chart:style-name="ch3" table:cell-range-address="Feuille2.A63:Feuille2.A66 Feuille2.M62:Feuille2.N66" chart:data-source-has-labels="both" svg:x="0.32cm" svg:y="0.18cm" svg:width="12.587cm" svg:height="8.64cm">
          <chartooo:coordinate-region svg:x="2.238cm" svg:y="0.379cm" svg:width="10.575cm" svg:height="7.794cm"/>
          <chart:axis chart:dimension="x" chart:name="primary-x" chart:style-name="ch4" chartooo:axis-type="auto">
            <chart:categories table:cell-range-address="Feuille2.A63:Feuille2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M63:Feuille2.M66" chart:label-cell-address="Feuille2.M62:Feuille2.M62" chart:class="chart:scatter">
            <chart:domain table:cell-range-address="Feuille2.A63:Feuille2.A66"/>
            <chart:data-point chart:repeated="4"/>
          </chart:series>
          <chart:series chart:style-name="ch8" chart:values-cell-range-address="Feuille2.N63:Feuille2.N66" chart:label-cell-address="Feuille2.N62:Feuille2.N6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 TPP</text:p>
                <draw:g>
                  <svg:desc>Feuille2.M62:Feuille2.M62</svg:desc>
                </draw:g>
              </table:table-cell>
              <table:table-cell office:value-type="string">
                <text:p>Min TPP</text:p>
                <draw:g>
                  <svg:desc>Feuille2.N62:Feuille2.N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2.A63:Feuille2.A66</svg:desc>
                </draw:g>
              </table:table-cell>
              <table:table-cell office:value-type="float" office:value="1">
                <text:p>1</text:p>
                <draw:g>
                  <svg:desc>Feuille2.A63:Feuille2.A66</svg:desc>
                </draw:g>
              </table:table-cell>
              <table:table-cell office:value-type="float" office:value="0.000000456567127203691">
                <text:p>0.000000456567127203691</text:p>
                <draw:g>
                  <svg:desc>Feuille2.M63:Feuille2.M66</svg:desc>
                </draw:g>
              </table:table-cell>
              <table:table-cell office:value-type="float" office:value="0.000000191958333333333">
                <text:p>0.000000191958333333333</text:p>
                <draw:g>
                  <svg:desc>Feuille2.N63:Feuille2.N6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000235931557687016">
                <text:p>0.000000235931557687016</text:p>
              </table:table-cell>
              <table:table-cell office:value-type="float" office:value="0.0000000959791666666667">
                <text:p>0.0000000959791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000125447926956943">
                <text:p>0.000000125447926956943</text:p>
              </table:table-cell>
              <table:table-cell office:value-type="float" office:value="0.0000000479895833333333">
                <text:p>0.00000004798958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0000730666692653844">
                <text:p>0.0000000730666692653844</text:p>
              </table:table-cell>
              <table:table-cell office:value-type="float" office:value="0.0000000239947916666667">
                <text:p>0.000000023994791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6cm" svg:height="8.977cm" xlink:href=".." xlink:type="simple" chart:class="chart:scatter" chart:column-mapping="0 1" chart:style-name="ch1">
        <chart:legend chart:legend-position="end" svg:x="12.618cm" svg:y="3.94cm" style:legend-expansion="high" chart:style-name="ch2"/>
        <chart:plot-area chart:style-name="ch3" table:cell-range-address="Feuille2.A63:Feuille2.A66 Feuille2.P62:Feuille2.Q66" chart:data-source-has-labels="both" svg:x="0.32cm" svg:y="0.179cm" svg:width="11.978cm" svg:height="8.619cm">
          <chartooo:coordinate-region svg:x="1.127cm" svg:y="0.378cm" svg:width="11.078cm" svg:height="7.773cm"/>
          <chart:axis chart:dimension="x" chart:name="primary-x" chart:style-name="ch4" chartooo:axis-type="auto">
            <chart:categories table:cell-range-address="Feuille2.A63:Feuille2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P63:Feuille2.P66" chart:label-cell-address="Feuille2.P62:Feuille2.P62" chart:class="chart:scatter">
            <chart:domain table:cell-range-address="Feuille2.A63:Feuille2.A66"/>
            <chart:data-point chart:repeated="4"/>
          </chart:series>
          <chart:series chart:style-name="ch7" chart:values-cell-range-address="Feuille2.Q63:Feuille2.Q66" chart:label-cell-address="Feuille2.Q62:Feuille2.Q62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Feuille2.P62:Feuille2.P62</svg:desc>
                </draw:g>
              </table:table-cell>
              <table:table-cell office:value-type="string">
                <text:p>speedup max</text:p>
                <draw:g>
                  <svg:desc>Feuille2.Q62:Feuille2.Q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2.A63:Feuille2.A66</svg:desc>
                </draw:g>
              </table:table-cell>
              <table:table-cell office:value-type="float" office:value="1">
                <text:p>1</text:p>
                <draw:g>
                  <svg:desc>Feuille2.A63:Feuille2.A66</svg:desc>
                </draw:g>
              </table:table-cell>
              <table:table-cell office:value-type="float" office:value="10.0905205948931">
                <text:p>10.0905205948931</text:p>
                <draw:g>
                  <svg:desc>Feuille2.P63:Feuille2.P66</svg:desc>
                </draw:g>
              </table:table-cell>
              <table:table-cell office:value-type="float" office:value="24">
                <text:p>24</text:p>
                <draw:g>
                  <svg:desc>Feuille2.Q63:Feuille2.Q6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9.5268494183877">
                <text:p>19.52684941838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6.7244012057788">
                <text:p>36.7244012057788</text:p>
              </table:table-cell>
              <table:table-cell office:value-type="float" office:value="96.0000000000001">
                <text:p>96.0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3.0520050567377">
                <text:p>63.0520050567377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